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4" style:family="table">
      <style:table-properties style:width="8.149cm" fo:margin-left="4.355cm" fo:margin-top="0cm" fo:margin-bottom="0cm" table:align="left" style:writing-mode="lr-tb"/>
    </style:style>
    <style:style style:name="Tableau4.A" style:family="table-column">
      <style:table-column-properties style:column-width="0.647cm"/>
    </style:style>
    <style:style style:name="Tableau4.B" style:family="table-column">
      <style:table-column-properties style:column-width="0.501cm"/>
    </style:style>
    <style:style style:name="Tableau4.C" style:family="table-column">
      <style:table-column-properties style:column-width="0.499cm"/>
    </style:style>
    <style:style style:name="Tableau4.G" style:family="table-column">
      <style:table-column-properties style:column-width="0.497cm"/>
    </style:style>
    <style:style style:name="Tableau4.P" style:family="table-column">
      <style:table-column-properties style:column-width="0.508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4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5" style:family="table">
      <style:table-properties style:width="8.149cm" fo:margin-left="4.355cm" fo:margin-top="0cm" fo:margin-bottom="0cm" table:align="left" style:writing-mode="lr-tb"/>
    </style:style>
    <style:style style:name="Tableau5.A" style:family="table-column">
      <style:table-column-properties style:column-width="0.647cm"/>
    </style:style>
    <style:style style:name="Tableau5.B" style:family="table-column">
      <style:table-column-properties style:column-width="0.501cm"/>
    </style:style>
    <style:style style:name="Tableau5.C" style:family="table-column">
      <style:table-column-properties style:column-width="0.499cm"/>
    </style:style>
    <style:style style:name="Tableau5.G" style:family="table-column">
      <style:table-column-properties style:column-width="0.497cm"/>
    </style:style>
    <style:style style:name="Tableau5.P" style:family="table-column">
      <style:table-column-properties style:column-width="0.508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5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6" style:family="table">
      <style:table-properties style:width="8.149cm" fo:margin-left="4.355cm" fo:margin-top="0cm" fo:margin-bottom="0cm" table:align="left" style:writing-mode="lr-tb"/>
    </style:style>
    <style:style style:name="Tableau6.A" style:family="table-column">
      <style:table-column-properties style:column-width="0.647cm"/>
    </style:style>
    <style:style style:name="Tableau6.B" style:family="table-column">
      <style:table-column-properties style:column-width="0.501cm"/>
    </style:style>
    <style:style style:name="Tableau6.C" style:family="table-column">
      <style:table-column-properties style:column-width="0.499cm"/>
    </style:style>
    <style:style style:name="Tableau6.G" style:family="table-column">
      <style:table-column-properties style:column-width="0.497cm"/>
    </style:style>
    <style:style style:name="Tableau6.P" style:family="table-column">
      <style:table-column-properties style:column-width="0.508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6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8" style:family="table">
      <style:table-properties style:width="17.381cm" fo:margin-left="-0.199cm" fo:margin-top="0cm" fo:margin-bottom="0cm" table:align="left" style:writing-mode="lr-tb"/>
    </style:style>
    <style:style style:name="Tableau8.A" style:family="table-column">
      <style:table-column-properties style:column-width="5.997cm"/>
    </style:style>
    <style:style style:name="Tableau8.B" style:family="table-column">
      <style:table-column-properties style:column-width="11.38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8.A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9" style:family="table">
      <style:table-properties style:width="17cm" fo:margin-left="-0.002cm" fo:margin-top="0cm" fo:margin-bottom="0cm" table:align="left" style:writing-mode="lr-tb"/>
    </style:style>
    <style:style style:name="Tableau9.A" style:family="table-column">
      <style:table-column-properties style:column-width="3.498cm"/>
    </style:style>
    <style:style style:name="Tableau9.B" style:family="table-column">
      <style:table-column-properties style:column-width="13.503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" style:family="table">
      <style:table-properties style:width="17cm" fo:margin-left="-0.002cm" fo:margin-top="0cm" fo:margin-bottom="0cm" table:align="left" style:writing-mode="lr-tb"/>
    </style:style>
    <style:style style:name="Tableau2.A" style:family="table-column">
      <style:table-column-properties style:column-width="3.498cm"/>
    </style:style>
    <style:style style:name="Tableau2.B" style:family="table-column">
      <style:table-column-properties style:column-width="13.50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96cm" fo:margin-left="-0.002cm" fo:margin-top="0cm" fo:margin-bottom="0cm" table:align="left" style:writing-mode="lr-tb"/>
    </style:style>
    <style:style style:name="Tableau11.A" style:family="table-column">
      <style:table-column-properties style:column-width="3.498cm"/>
    </style:style>
    <style:style style:name="Tableau11.B" style:family="table-column">
      <style:table-column-properties style:column-width="13.598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2" style:family="table">
      <style:table-properties style:width="17.096cm" fo:margin-left="-0.002cm" fo:margin-top="0cm" fo:margin-bottom="0cm" table:align="left" style:writing-mode="lr-tb"/>
    </style:style>
    <style:style style:name="Tableau12.A" style:family="table-column">
      <style:table-column-properties style:column-width="3.498cm"/>
    </style:style>
    <style:style style:name="Tableau12.B" style:family="table-column">
      <style:table-column-properties style:column-width="13.598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3" style:family="table">
      <style:table-properties style:width="17.096cm" fo:margin-left="-0.002cm" fo:margin-top="0cm" fo:margin-bottom="0cm" table:align="left" style:writing-mode="lr-tb"/>
    </style:style>
    <style:style style:name="Tableau13.A" style:family="table-column">
      <style:table-column-properties style:column-width="3.498cm"/>
    </style:style>
    <style:style style:name="Tableau13.B" style:family="table-column">
      <style:table-column-properties style:column-width="13.598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3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4" style:family="table">
      <style:table-properties style:width="17.096cm" fo:margin-left="-0.002cm" fo:margin-top="0cm" fo:margin-bottom="0cm" table:align="left" style:writing-mode="lr-tb"/>
    </style:style>
    <style:style style:name="Tableau14.A" style:family="table-column">
      <style:table-column-properties style:column-width="3.498cm"/>
    </style:style>
    <style:style style:name="Tableau14.B" style:family="table-column">
      <style:table-column-properties style:column-width="13.598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4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5" style:family="table">
      <style:table-properties style:width="17.096cm" fo:margin-left="-0.002cm" fo:margin-top="0cm" fo:margin-bottom="0cm" table:align="left" style:writing-mode="lr-tb"/>
    </style:style>
    <style:style style:name="Tableau15.A" style:family="table-column">
      <style:table-column-properties style:column-width="3.498cm"/>
    </style:style>
    <style:style style:name="Tableau15.B" style:family="table-column">
      <style:table-column-properties style:column-width="13.598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5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6" style:family="table">
      <style:table-properties style:width="17.096cm" fo:margin-left="-0.002cm" fo:margin-top="0cm" fo:margin-bottom="0cm" table:align="left" style:writing-mode="lr-tb"/>
    </style:style>
    <style:style style:name="Tableau16.A" style:family="table-column">
      <style:table-column-properties style:column-width="3.498cm"/>
    </style:style>
    <style:style style:name="Tableau16.B" style:family="table-column">
      <style:table-column-properties style:column-width="13.598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6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7" style:family="table">
      <style:table-properties style:width="17.096cm" fo:margin-left="-0.002cm" fo:margin-top="0cm" fo:margin-bottom="0cm" table:align="left" style:writing-mode="lr-tb"/>
    </style:style>
    <style:style style:name="Tableau17.A" style:family="table-column">
      <style:table-column-properties style:column-width="3.498cm"/>
    </style:style>
    <style:style style:name="Tableau17.B" style:family="table-column">
      <style:table-column-properties style:column-width="13.598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7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8" style:family="table">
      <style:table-properties style:width="17.096cm" fo:margin-left="-0.002cm" fo:margin-top="0cm" fo:margin-bottom="0cm" table:align="left" style:writing-mode="lr-tb"/>
    </style:style>
    <style:style style:name="Tableau18.A" style:family="table-column">
      <style:table-column-properties style:column-width="3.498cm"/>
    </style:style>
    <style:style style:name="Tableau18.B" style:family="table-column">
      <style:table-column-properties style:column-width="13.598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8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9" style:family="table">
      <style:table-properties style:width="17.096cm" fo:margin-left="-0.002cm" fo:margin-top="0cm" fo:margin-bottom="0cm" table:align="left" style:writing-mode="lr-tb"/>
    </style:style>
    <style:style style:name="Tableau19.A" style:family="table-column">
      <style:table-column-properties style:column-width="3.498cm"/>
    </style:style>
    <style:style style:name="Tableau19.B" style:family="table-column">
      <style:table-column-properties style:column-width="13.598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0" style:family="table">
      <style:table-properties style:width="17.096cm" fo:margin-left="-0.002cm" fo:margin-top="0cm" fo:margin-bottom="0cm" table:align="left" style:writing-mode="lr-tb"/>
    </style:style>
    <style:style style:name="Tableau20.A" style:family="table-column">
      <style:table-column-properties style:column-width="3.498cm"/>
    </style:style>
    <style:style style:name="Tableau20.B" style:family="table-column">
      <style:table-column-properties style:column-width="13.598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0.7" style:family="table-row">
      <style:table-row-properties style:min-row-height="1.177cm" fo:keep-together="auto"/>
    </style:style>
    <style:style style:name="Tableau20.A7" style:family="table-cell">
      <style:table-cell-properties fo:background-color="#ffffff" fo:padding-left="0.095cm" fo:padding-right="0.097cm" fo:padding-top="0.097cm" fo:padding-bottom="0.097cm" fo:border-left="none" fo:border-right="none" fo:border-top="0.25pt solid #000001" fo:border-bottom="0.25pt solid #000001">
        <style:background-image/>
      </style:table-cell-properties>
    </style:style>
    <style:style style:name="Tableau22" style:family="table">
      <style:table-properties style:width="17.096cm" fo:margin-left="-0.002cm" fo:margin-top="0cm" fo:margin-bottom="0cm" table:align="left" style:writing-mode="lr-tb"/>
    </style:style>
    <style:style style:name="Tableau22.A" style:family="table-column">
      <style:table-column-properties style:column-width="3.498cm"/>
    </style:style>
    <style:style style:name="Tableau22.B" style:family="table-column">
      <style:table-column-properties style:column-width="13.598cm"/>
    </style:style>
    <style:style style:name="Tableau22.1" style:family="table-row">
      <style:table-row-properties fo:keep-together="auto"/>
    </style:style>
    <style:style style:name="Tableau2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1" style:family="table">
      <style:table-properties style:width="8.149cm" fo:margin-left="0cm" fo:margin-top="0cm" fo:margin-bottom="0cm" table:align="left" style:writing-mode="lr-tb"/>
    </style:style>
    <style:style style:name="Tableau21.A" style:family="table-column">
      <style:table-column-properties style:column-width="0.647cm"/>
    </style:style>
    <style:style style:name="Tableau21.B" style:family="table-column">
      <style:table-column-properties style:column-width="0.501cm"/>
    </style:style>
    <style:style style:name="Tableau21.C" style:family="table-column">
      <style:table-column-properties style:column-width="0.499cm"/>
    </style:style>
    <style:style style:name="Tableau21.G" style:family="table-column">
      <style:table-column-properties style:column-width="0.497cm"/>
    </style:style>
    <style:style style:name="Tableau21.P" style:family="table-column">
      <style:table-column-properties style:column-width="0.508cm"/>
    </style:style>
    <style:style style:name="Tableau21.1" style:family="table-row">
      <style:table-row-properties fo:keep-together="auto"/>
    </style:style>
    <style:style style:name="Tableau2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1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4" style:family="table">
      <style:table-properties style:width="17.096cm" fo:margin-left="-0.002cm" fo:margin-top="0cm" fo:margin-bottom="0cm" table:align="left" style:writing-mode="lr-tb"/>
    </style:style>
    <style:style style:name="Tableau24.A" style:family="table-column">
      <style:table-column-properties style:column-width="3.498cm"/>
    </style:style>
    <style:style style:name="Tableau24.B" style:family="table-column">
      <style:table-column-properties style:column-width="13.598cm"/>
    </style:style>
    <style:style style:name="Tableau24.1" style:family="table-row">
      <style:table-row-properties fo:keep-together="auto"/>
    </style:style>
    <style:style style:name="Tableau2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4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3" style:family="table">
      <style:table-properties style:width="8.149cm" fo:margin-left="0cm" fo:margin-top="0cm" fo:margin-bottom="0cm" table:align="left" style:writing-mode="lr-tb"/>
    </style:style>
    <style:style style:name="Tableau23.A" style:family="table-column">
      <style:table-column-properties style:column-width="0.647cm"/>
    </style:style>
    <style:style style:name="Tableau23.B" style:family="table-column">
      <style:table-column-properties style:column-width="0.501cm"/>
    </style:style>
    <style:style style:name="Tableau23.C" style:family="table-column">
      <style:table-column-properties style:column-width="0.499cm"/>
    </style:style>
    <style:style style:name="Tableau23.G" style:family="table-column">
      <style:table-column-properties style:column-width="0.497cm"/>
    </style:style>
    <style:style style:name="Tableau23.P" style:family="table-column">
      <style:table-column-properties style:column-width="0.508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3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0" style:family="table">
      <style:table-properties style:width="17.11cm" fo:margin-left="-0.002cm" fo:margin-top="0cm" fo:margin-bottom="0cm" table:align="left" style:writing-mode="lr-tb"/>
    </style:style>
    <style:style style:name="Tableau10.A" style:family="table-column">
      <style:table-column-properties style:column-width="3.498cm"/>
    </style:style>
    <style:style style:name="Tableau10.B" style:family="table-column">
      <style:table-column-properties style:column-width="13.612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6" style:family="table">
      <style:table-properties style:width="17.11cm" fo:margin-left="-0.002cm" fo:margin-top="0cm" fo:margin-bottom="0cm" table:align="left" style:writing-mode="lr-tb"/>
    </style:style>
    <style:style style:name="Tableau26.A" style:family="table-column">
      <style:table-column-properties style:column-width="3.498cm"/>
    </style:style>
    <style:style style:name="Tableau26.B" style:family="table-column">
      <style:table-column-properties style:column-width="13.612cm"/>
    </style:style>
    <style:style style:name="Tableau26.1" style:family="table-row">
      <style:table-row-properties fo:keep-together="auto"/>
    </style:style>
    <style:style style:name="Tableau2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6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5" style:family="table">
      <style:table-properties style:width="8.149cm" fo:margin-left="0cm" fo:margin-top="0cm" fo:margin-bottom="0cm" table:align="left" style:writing-mode="lr-tb"/>
    </style:style>
    <style:style style:name="Tableau25.A" style:family="table-column">
      <style:table-column-properties style:column-width="0.647cm"/>
    </style:style>
    <style:style style:name="Tableau25.B" style:family="table-column">
      <style:table-column-properties style:column-width="0.501cm"/>
    </style:style>
    <style:style style:name="Tableau25.C" style:family="table-column">
      <style:table-column-properties style:column-width="0.499cm"/>
    </style:style>
    <style:style style:name="Tableau25.G" style:family="table-column">
      <style:table-column-properties style:column-width="0.497cm"/>
    </style:style>
    <style:style style:name="Tableau25.P" style:family="table-column">
      <style:table-column-properties style:column-width="0.508cm"/>
    </style:style>
    <style:style style:name="Tableau25.1" style:family="table-row">
      <style:table-row-properties fo:keep-together="auto"/>
    </style:style>
    <style:style style:name="Tableau2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5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7" style:family="table">
      <style:table-properties style:width="17cm" fo:margin-left="-0.002cm" fo:margin-top="0cm" fo:margin-bottom="0cm" table:align="left" style:writing-mode="lr-tb"/>
    </style:style>
    <style:style style:name="Tableau27.A" style:family="table-column">
      <style:table-column-properties style:column-width="8.5cm"/>
    </style:style>
    <style:style style:name="Tableau27.1" style:family="table-row">
      <style:table-row-properties fo:keep-together="auto"/>
    </style:style>
    <style:style style:name="Tableau27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7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8" style:family="table">
      <style:table-properties style:width="17cm" fo:margin-left="-0.002cm" fo:margin-top="0cm" fo:margin-bottom="0cm" table:align="left" style:writing-mode="lr-tb"/>
    </style:style>
    <style:style style:name="Tableau28.A" style:family="table-column">
      <style:table-column-properties style:column-width="8.5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8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9" style:family="table">
      <style:table-properties style:width="17.096cm" fo:margin-left="-0.002cm" fo:margin-top="0cm" fo:margin-bottom="0cm" table:align="left" style:writing-mode="lr-tb"/>
    </style:style>
    <style:style style:name="Tableau29.A" style:family="table-column">
      <style:table-column-properties style:column-width="3.498cm"/>
    </style:style>
    <style:style style:name="Tableau29.B" style:family="table-column">
      <style:table-column-properties style:column-width="13.598cm"/>
    </style:style>
    <style:style style:name="Tableau29.1" style:family="table-row">
      <style:table-row-properties fo:keep-together="auto"/>
    </style:style>
    <style:style style:name="Tableau2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1" style:family="table">
      <style:table-properties style:width="17.096cm" fo:margin-left="-0.002cm" fo:margin-top="0cm" fo:margin-bottom="0cm" table:align="left" style:writing-mode="lr-tb"/>
    </style:style>
    <style:style style:name="Tableau31.A" style:family="table-column">
      <style:table-column-properties style:column-width="3.498cm"/>
    </style:style>
    <style:style style:name="Tableau31.B" style:family="table-column">
      <style:table-column-properties style:column-width="13.598cm"/>
    </style:style>
    <style:style style:name="Tableau31.1" style:family="table-row">
      <style:table-row-properties fo:keep-together="auto"/>
    </style:style>
    <style:style style:name="Tableau3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3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" style:family="table">
      <style:table-properties style:width="17.096cm" fo:margin-left="-0.002cm" fo:margin-top="0cm" fo:margin-bottom="0cm" table:align="left" style:writing-mode="lr-tb"/>
    </style:style>
    <style:style style:name="Tableau1.A" style:family="table-column">
      <style:table-column-properties style:column-width="3.498cm"/>
    </style:style>
    <style:style style:name="Tableau1.B" style:family="table-column">
      <style:table-column-properties style:column-width="13.59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0" style:family="table">
      <style:table-properties style:width="17.11cm" fo:margin-left="-0.002cm" fo:margin-top="0cm" fo:margin-bottom="0cm" table:align="left" style:writing-mode="lr-tb"/>
    </style:style>
    <style:style style:name="Tableau30.A" style:family="table-column">
      <style:table-column-properties style:column-width="3.498cm"/>
    </style:style>
    <style:style style:name="Tableau30.B" style:family="table-column">
      <style:table-column-properties style:column-width="13.612cm"/>
    </style:style>
    <style:style style:name="Tableau30.1" style:family="table-row">
      <style:table-row-properties fo:keep-together="auto"/>
    </style:style>
    <style:style style:name="Tableau3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3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2" style:family="table">
      <style:table-properties style:width="17.11cm" fo:margin-left="-0.002cm" fo:margin-top="0cm" fo:margin-bottom="0cm" table:align="left" style:writing-mode="lr-tb"/>
    </style:style>
    <style:style style:name="Tableau32.A" style:family="table-column">
      <style:table-column-properties style:column-width="3.498cm"/>
    </style:style>
    <style:style style:name="Tableau32.B" style:family="table-column">
      <style:table-column-properties style:column-width="13.612cm"/>
    </style:style>
    <style:style style:name="Tableau32.1" style:family="table-row">
      <style:table-row-properties fo:keep-together="auto"/>
    </style:style>
    <style:style style:name="Tableau3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3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3" style:family="table">
      <style:table-properties style:width="17.11cm" fo:margin-left="-0.002cm" fo:margin-top="0cm" fo:margin-bottom="0cm" table:align="left" style:writing-mode="lr-tb"/>
    </style:style>
    <style:style style:name="Tableau33.A" style:family="table-column">
      <style:table-column-properties style:column-width="3.498cm"/>
    </style:style>
    <style:style style:name="Tableau33.B" style:family="table-column">
      <style:table-column-properties style:column-width="13.612cm"/>
    </style:style>
    <style:style style:name="Tableau33.1" style:family="table-row">
      <style:table-row-properties fo:keep-together="auto"/>
    </style:style>
    <style:style style:name="Tableau33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33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4" style:family="table">
      <style:table-properties style:width="17.096cm" fo:margin-left="-0.002cm" fo:margin-top="0cm" fo:margin-bottom="0cm" table:align="left" style:writing-mode="lr-tb"/>
    </style:style>
    <style:style style:name="Tableau34.A" style:family="table-column">
      <style:table-column-properties style:column-width="3.498cm"/>
    </style:style>
    <style:style style:name="Tableau34.B" style:family="table-column">
      <style:table-column-properties style:column-width="13.598cm"/>
    </style:style>
    <style:style style:name="Tableau34.1" style:family="table-row">
      <style:table-row-properties fo:keep-together="auto"/>
    </style:style>
    <style:style style:name="Tableau3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34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5" style:family="table">
      <style:table-properties style:width="8.149cm" fo:margin-left="0cm" fo:margin-top="0cm" fo:margin-bottom="0cm" table:align="left" style:writing-mode="lr-tb"/>
    </style:style>
    <style:style style:name="Tableau35.A" style:family="table-column">
      <style:table-column-properties style:column-width="0.647cm"/>
    </style:style>
    <style:style style:name="Tableau35.B" style:family="table-column">
      <style:table-column-properties style:column-width="0.501cm"/>
    </style:style>
    <style:style style:name="Tableau35.C" style:family="table-column">
      <style:table-column-properties style:column-width="0.499cm"/>
    </style:style>
    <style:style style:name="Tableau35.G" style:family="table-column">
      <style:table-column-properties style:column-width="0.497cm"/>
    </style:style>
    <style:style style:name="Tableau35.P" style:family="table-column">
      <style:table-column-properties style:column-width="0.508cm"/>
    </style:style>
    <style:style style:name="Tableau35.1" style:family="table-row">
      <style:table-row-properties fo:keep-together="auto"/>
    </style:style>
    <style:style style:name="Tableau3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35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style:font-name-complex="Mangal" style:font-size-complex="10.5pt" fo:hyphenate="true" fo:hyphenation-remain-char-count="2" fo:hyphenation-push-char-count="2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officeooo:paragraph-rsid="001b5d3e"/>
    </style:style>
    <style:style style:name="P7" style:family="paragraph" style:parent-style-name="Standard">
      <style:text-properties fo:color="#ff0000"/>
    </style:style>
    <style:style style:name="P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9" style:family="paragraph" style:parent-style-name="Standard">
      <style:text-properties officeooo:paragraph-rsid="000f23be"/>
    </style:style>
    <style:style style:name="P10" style:family="paragraph" style:parent-style-name="Standard">
      <style:text-properties officeooo:rsid="000f23be" officeooo:paragraph-rsid="000f23be"/>
    </style:style>
    <style:style style:name="P11" style:family="paragraph" style:parent-style-name="Standard">
      <style:text-properties officeooo:rsid="0019b6ab" officeooo:paragraph-rsid="0019b6ab"/>
    </style:style>
    <style:style style:name="P12" style:family="paragraph" style:parent-style-name="Standard">
      <style:text-properties officeooo:rsid="001bba84" officeooo:paragraph-rsid="001bba84"/>
    </style:style>
    <style:style style:name="P13" style:family="paragraph" style:parent-style-name="Standard">
      <style:text-properties officeooo:rsid="002485a0" officeooo:paragraph-rsid="002485a0"/>
    </style:style>
    <style:style style:name="P14" style:family="paragraph" style:parent-style-name="Standard">
      <style:text-properties officeooo:rsid="002485a0" officeooo:paragraph-rsid="0029e9bd"/>
    </style:style>
    <style:style style:name="P15" style:family="paragraph" style:parent-style-name="Standard">
      <style:text-properties officeooo:paragraph-rsid="00256583"/>
    </style:style>
    <style:style style:name="P16" style:family="paragraph" style:parent-style-name="Standard">
      <style:text-properties fo:color="#000000" officeooo:rsid="00256583" officeooo:paragraph-rsid="0028868e"/>
    </style:style>
    <style:style style:name="P17" style:family="paragraph" style:parent-style-name="Standard">
      <style:text-properties fo:color="#000000" officeooo:rsid="002c4115" officeooo:paragraph-rsid="002e9e47"/>
    </style:style>
    <style:style style:name="P18" style:family="paragraph" style:parent-style-name="Standard">
      <style:text-properties fo:color="#000000" officeooo:rsid="003009ed" officeooo:paragraph-rsid="003009ed"/>
    </style:style>
    <style:style style:name="P19" style:family="paragraph" style:parent-style-name="Standard">
      <style:text-properties fo:color="#000000" officeooo:rsid="003114c3" officeooo:paragraph-rsid="003114c3"/>
    </style:style>
    <style:style style:name="P20" style:family="paragraph" style:parent-style-name="Standard">
      <style:text-properties style:font-name="Times New Roman" fo:font-size="12pt" fo:font-weight="normal" officeooo:rsid="002485a0" officeooo:paragraph-rsid="002485a0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left="1.27cm" fo:margin-right="0cm" fo:text-indent="0cm" style:auto-text-indent="false"/>
    </style:style>
    <style:style style:name="P22" style:family="paragraph" style:parent-style-name="Table_20_Contents">
      <style:paragraph-properties fo:margin-left="1.27cm" fo:margin-right="0cm" fo:text-indent="0cm" style:auto-text-indent="false"/>
    </style:style>
    <style:style style:name="P23" style:family="paragraph" style:parent-style-name="Table_20_Contents">
      <style:paragraph-properties fo:margin-left="1.27cm" fo:margin-right="0cm" fo:text-indent="0cm" style:auto-text-indent="false"/>
      <style:text-properties fo:color="#ff0000"/>
    </style:style>
    <style:style style:name="P24" style:family="paragraph" style:parent-style-name="Table_20_Contents">
      <style:paragraph-properties fo:margin-left="1.27cm" fo:margin-right="0cm" fo:text-indent="0cm" style:auto-text-indent="false"/>
      <style:text-properties fo:color="#000000"/>
    </style:style>
    <style:style style:name="P25" style:family="paragraph" style:parent-style-name="Table_20_Contents">
      <style:paragraph-properties fo:margin-left="1.27cm" fo:margin-right="0cm" fo:text-indent="0cm" style:auto-text-indent="false"/>
      <style:text-properties fo:color="#000000" officeooo:paragraph-rsid="0028868e"/>
    </style:style>
    <style:style style:name="P26" style:family="paragraph" style:parent-style-name="Standard">
      <style:paragraph-properties fo:margin-left="1.905cm" fo:margin-right="0cm" fo:text-indent="0cm" style:auto-text-indent="false"/>
    </style:style>
    <style:style style:name="P27" style:family="paragraph" style:parent-style-name="Standard">
      <style:paragraph-properties fo:margin-left="1.251cm" fo:margin-right="0cm" fo:text-indent="0cm" style:auto-text-indent="false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language="en" fo:country="US"/>
    </style:style>
    <style:style style:name="P29" style:family="paragraph" style:parent-style-name="Table_20_Contents">
      <style:paragraph-properties fo:margin-left="1.251cm" fo:margin-right="0cm" fo:text-indent="0cm" style:auto-text-indent="false"/>
    </style:style>
    <style:style style:name="P30" style:family="paragraph" style:parent-style-name="Standard">
      <style:paragraph-properties fo:margin-left="0.635cm" fo:margin-right="0cm" fo:text-indent="0cm" style:auto-text-indent="false"/>
    </style:style>
    <style:style style:name="P31" style:family="paragraph" style:parent-style-name="Standard">
      <style:paragraph-properties fo:margin-left="2.54cm" fo:margin-right="0cm" fo:text-indent="0cm" style:auto-text-indent="false"/>
    </style:style>
    <style:style style:name="P32" style:family="paragraph" style:parent-style-name="List_20_Paragraph">
      <style:paragraph-properties fo:margin-left="2.54cm" fo:margin-right="0cm" fo:text-indent="0cm" style:auto-text-indent="false"/>
    </style:style>
    <style:style style:name="P33" style:family="paragraph" style:parent-style-name="List_20_Paragraph">
      <style:paragraph-properties fo:margin-left="2.54cm" fo:margin-right="0cm" fo:text-indent="0cm" style:auto-text-indent="false"/>
      <style:text-properties fo:color="#ff0000"/>
    </style:style>
    <style:style style:name="P34" style:family="paragraph" style:parent-style-name="List_20_Paragraph">
      <style:paragraph-properties fo:margin-left="2.54cm" fo:margin-right="0cm" fo:text-indent="0cm" style:auto-text-indent="false"/>
      <style:text-properties officeooo:rsid="001bba84" officeooo:paragraph-rsid="001bba84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No_20_Spacing">
      <style:paragraph-properties fo:text-align="justify" style:justify-single-word="false" fo:break-before="page"/>
    </style:style>
    <style:style style:name="P37" style:family="paragraph" style:parent-style-name="List_20_Paragraph">
      <style:paragraph-properties fo:margin-left="0cm" fo:margin-right="0cm" fo:text-indent="0cm" style:auto-text-indent="false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officeooo:paragraph-rsid="001b5d3e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officeooo:paragraph-rsid="001b5d3e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officeooo:rsid="002485a0" officeooo:paragraph-rsid="002485a0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officeooo:rsid="002485a0" officeooo:paragraph-rsid="0029e9b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00" officeooo:rsid="00256583" officeooo:paragraph-rsid="0028868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text-properties fo:language="en" fo:country="US"/>
    </style:style>
    <style:style style:name="P45" style:family="paragraph" style:parent-style-name="Table_20_Contents">
      <style:text-properties style:font-name="Times New Roman" style:font-name-complex="Times New Roman1"/>
    </style:style>
    <style:style style:name="P46" style:family="paragraph" style:parent-style-name="Table_20_Contents">
      <style:text-properties officeooo:paragraph-rsid="001b5d3e"/>
    </style:style>
    <style:style style:name="P47" style:family="paragraph" style:parent-style-name="Table_20_Contents">
      <style:text-properties officeooo:rsid="001b5d3e" officeooo:paragraph-rsid="001b5d3e"/>
    </style:style>
    <style:style style:name="P48" style:family="paragraph" style:parent-style-name="Table_20_Contents">
      <style:text-properties style:text-underline-style="none"/>
    </style:style>
    <style:style style:name="P49" style:family="paragraph" style:parent-style-name="Table_20_Contents">
      <style:text-properties style:text-underline-style="none" officeooo:paragraph-rsid="001bba84"/>
    </style:style>
    <style:style style:name="P50" style:family="paragraph" style:parent-style-name="Table_20_Contents">
      <style:text-properties style:text-underline-style="none" officeooo:rsid="001bba84" officeooo:paragraph-rsid="001bba84"/>
    </style:style>
    <style:style style:name="P51" style:family="paragraph" style:parent-style-name="Table_20_Contents">
      <style:text-properties officeooo:rsid="001bba84" officeooo:paragraph-rsid="001bba84"/>
    </style:style>
    <style:style style:name="P52" style:family="paragraph" style:parent-style-name="Table_20_Contents">
      <style:text-properties fo:color="#000000"/>
    </style:style>
    <style:style style:name="P53" style:family="paragraph" style:parent-style-name="Table_20_Contents">
      <style:text-properties fo:color="#000000" officeooo:rsid="002384e9" officeooo:paragraph-rsid="002384e9"/>
    </style:style>
    <style:style style:name="P54" style:family="paragraph" style:parent-style-name="Table_20_Contents">
      <style:text-properties fo:color="#000000" officeooo:rsid="002384e9" officeooo:paragraph-rsid="0029e9bd"/>
    </style:style>
    <style:style style:name="P55" style:family="paragraph" style:parent-style-name="Table_20_Contents">
      <style:text-properties fo:color="#000000" officeooo:paragraph-rsid="00256583"/>
    </style:style>
    <style:style style:name="P56" style:family="paragraph" style:parent-style-name="Table_20_Contents">
      <style:text-properties fo:color="#000000" officeooo:paragraph-rsid="0028868e"/>
    </style:style>
    <style:style style:name="P57" style:family="paragraph" style:parent-style-name="Table_20_Contents">
      <style:text-properties fo:color="#000000" officeooo:rsid="0028868e" officeooo:paragraph-rsid="0028868e"/>
    </style:style>
    <style:style style:name="P58" style:family="paragraph" style:parent-style-name="Table_20_Contents">
      <style:text-properties officeooo:rsid="002384e9" officeooo:paragraph-rsid="002384e9"/>
    </style:style>
    <style:style style:name="P59" style:family="paragraph" style:parent-style-name="Table_20_Contents">
      <style:text-properties officeooo:rsid="002384e9" officeooo:paragraph-rsid="0029e9bd"/>
    </style:style>
    <style:style style:name="P60" style:family="paragraph" style:parent-style-name="Table_20_Contents">
      <style:text-properties officeooo:paragraph-rsid="0028868e"/>
    </style:style>
    <style:style style:name="P61" style:family="paragraph" style:parent-style-name="Table_20_Contents">
      <style:text-properties officeooo:paragraph-rsid="0029e9bd"/>
    </style:style>
    <style:style style:name="P62" style:family="paragraph" style:parent-style-name="No_20_Spacing">
      <style:paragraph-properties fo:text-align="justify" style:justify-single-word="false"/>
    </style:style>
    <style:style style:name="P63" style:family="paragraph" style:parent-style-name="Heading_20_3">
      <style:text-properties fo:language="en" fo:country="US"/>
    </style:style>
    <style:style style:name="P64" style:family="paragraph" style:parent-style-name="Heading_20_4">
      <style:text-properties fo:language="en" fo:country="US"/>
    </style:style>
    <style:style style:name="P65" style:family="paragraph" style:parent-style-name="Heading_20_4">
      <style:text-properties officeooo:paragraph-rsid="001bba84"/>
    </style:style>
    <style:style style:name="P66" style:family="paragraph" style:parent-style-name="Frame_20_contents">
      <style:text-properties fo:language="en" fo:country="US"/>
    </style:style>
    <style:style style:name="P67" style:family="paragraph" style:parent-style-name="Frame_20_contents">
      <style:text-properties fo:color="#ff0000"/>
    </style:style>
    <style:style style:name="P68" style:family="paragraph" style:parent-style-name="Frame_20_contents">
      <style:text-properties officeooo:rsid="00138dc8" officeooo:paragraph-rsid="00138dc8"/>
    </style:style>
    <style:style style:name="P69" style:family="paragraph" style:parent-style-name="Frame_20_contents">
      <style:text-properties officeooo:rsid="0019b6ab" officeooo:paragraph-rsid="0019b6ab"/>
    </style:style>
    <style:style style:name="P70" style:family="paragraph" style:parent-style-name="Standard" style:master-page-name="Standard">
      <style:paragraph-properties style:page-number="auto"/>
    </style:style>
    <style:style style:name="P71" style:family="paragraph" style:parent-style-name="Standard" style:list-style-name="WWNum1"/>
    <style:style style:name="P72" style:family="paragraph" style:parent-style-name="Standard" style:list-style-name="WWNum1">
      <style:text-properties officeooo:rsid="0012789a" officeooo:paragraph-rsid="0012789a"/>
    </style:style>
    <style:style style:name="P73" style:family="paragraph" style:parent-style-name="Standard" style:list-style-name="WWNum1">
      <style:text-properties officeooo:rsid="0010c696" officeooo:paragraph-rsid="0010c696"/>
    </style:style>
    <style:style style:name="P74" style:family="paragraph" style:parent-style-name="Standard">
      <style:text-properties fo:color="#000000" officeooo:rsid="0028868e" officeooo:paragraph-rsid="0028868e"/>
    </style:style>
    <style:style style:name="P75" style:family="paragraph" style:parent-style-name="Standard">
      <style:text-properties fo:color="#000000" officeooo:rsid="00256583" officeooo:paragraph-rsid="0034ac2e"/>
    </style:style>
    <style:style style:name="P76" style:family="paragraph" style:parent-style-name="Standard">
      <style:text-properties fo:color="#000000" officeooo:rsid="003009ed" officeooo:paragraph-rsid="0034ac2e"/>
    </style:style>
    <style:style style:name="P77" style:family="paragraph" style:parent-style-name="Standard">
      <style:text-properties fo:color="#ff3333" fo:language="en" fo:country="US" officeooo:rsid="00383868" officeooo:paragraph-rsid="00383868"/>
    </style:style>
    <style:style style:name="P78" style:family="paragraph" style:parent-style-name="Standard">
      <style:text-properties fo:language="en" fo:country="US"/>
    </style:style>
    <style:style style:name="P79" style:family="paragraph" style:parent-style-name="Standard">
      <style:text-properties fo:language="en" fo:country="US" officeooo:paragraph-rsid="0029e9bd"/>
    </style:style>
    <style:style style:name="P80" style:family="paragraph" style:parent-style-name="Standard">
      <style:paragraph-properties fo:margin-left="2.54cm" fo:margin-right="0cm" fo:text-indent="0cm" style:auto-text-indent="false"/>
      <style:text-properties officeooo:paragraph-rsid="0034ac2e"/>
    </style:style>
    <style:style style:name="P81" style:family="paragraph" style:parent-style-name="Standard">
      <style:paragraph-properties fo:margin-left="2.54cm" fo:margin-right="0cm" fo:text-indent="0cm" style:auto-text-indent="false"/>
      <style:text-properties fo:color="#ff0000" officeooo:paragraph-rsid="0034ac2e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paragraph-rsid="0034ac2e"/>
    </style:style>
    <style:style style:name="P83" style:family="paragraph" style:parent-style-name="Standard">
      <style:paragraph-properties fo:margin-left="1.27cm" fo:margin-right="0cm" fo:text-indent="0cm" style:auto-text-indent="false"/>
      <style:text-properties officeooo:paragraph-rsid="0034ac2e"/>
    </style:style>
    <style:style style:name="P84" style:family="paragraph" style:parent-style-name="Heading_20_3">
      <style:text-properties fo:language="en" fo:country="US"/>
    </style:style>
    <style:style style:name="P85" style:family="paragraph" style:parent-style-name="Heading_20_3">
      <style:text-properties fo:language="en" fo:country="US" officeooo:paragraph-rsid="0019b6ab"/>
    </style:style>
    <style:style style:name="P86" style:family="paragraph" style:parent-style-name="Heading_20_4">
      <style:text-properties fo:language="en" fo:country="US"/>
    </style:style>
    <style:style style:name="P87" style:family="paragraph" style:parent-style-name="Heading_20_4">
      <style:text-properties fo:language="en" fo:country="US" officeooo:paragraph-rsid="00383868"/>
    </style:style>
    <style:style style:name="P88" style:family="paragraph" style:parent-style-name="Table_20_Contents" style:list-style-name="WWNum1"/>
    <style:style style:name="P89" style:family="paragraph" style:parent-style-name="Table_20_Contents">
      <style:text-properties fo:color="#000000" officeooo:paragraph-rsid="0034ac2e"/>
    </style:style>
    <style:style style:name="P90" style:family="paragraph" style:parent-style-name="Table_20_Contents">
      <style:text-properties fo:color="#000000" officeooo:rsid="0034ac2e" officeooo:paragraph-rsid="0034ac2e"/>
    </style:style>
    <style:style style:name="P91" style:family="paragraph" style:parent-style-name="Table_20_Contents">
      <style:text-properties officeooo:paragraph-rsid="0034ac2e"/>
    </style:style>
    <style:style style:name="P92" style:family="paragraph" style:parent-style-name="Table_20_Contents">
      <style:paragraph-properties fo:margin-left="1.27cm" fo:margin-right="0cm" fo:text-indent="0cm" style:auto-text-indent="false"/>
      <style:text-properties fo:color="#000000" officeooo:paragraph-rsid="0034ac2e"/>
    </style:style>
    <style:style style:name="P93" style:family="paragraph" style:parent-style-name="Table_20_Contents">
      <style:paragraph-properties fo:margin-left="1.27cm" fo:margin-right="0cm" fo:text-indent="0cm" style:auto-text-indent="false"/>
      <style:text-properties officeooo:paragraph-rsid="0034ac2e"/>
    </style:style>
    <style:style style:name="P94" style:family="paragraph" style:parent-style-name="Table_20_Contents">
      <style:paragraph-properties fo:margin-left="0cm" fo:margin-right="0cm" fo:text-indent="0cm" style:auto-text-indent="false"/>
    </style:style>
    <style:style style:name="P95" style:family="paragraph" style:parent-style-name="List_20_Paragraph" style:list-style-name="WWNum16"/>
    <style:style style:name="P96" style:family="paragraph" style:parent-style-name="List_20_Paragraph" style:list-style-name="WWNum13"/>
    <style:style style:name="P97" style:family="paragraph" style:parent-style-name="List_20_Paragraph" style:list-style-name="WWNum12"/>
    <style:style style:name="P98" style:family="paragraph" style:parent-style-name="List_20_Paragraph" style:list-style-name="WWNum14"/>
    <style:style style:name="P99" style:family="paragraph" style:parent-style-name="List_20_Paragraph" style:list-style-name="WWNum19"/>
    <style:style style:name="P100" style:family="paragraph" style:parent-style-name="List_20_Paragraph" style:list-style-name="WWNum19">
      <style:text-properties officeooo:rsid="00138dc8" officeooo:paragraph-rsid="00138dc8"/>
    </style:style>
    <style:style style:name="P101" style:family="paragraph" style:parent-style-name="List_20_Paragraph" style:list-style-name="WWNum10"/>
    <style:style style:name="P102" style:family="paragraph" style:parent-style-name="List_20_Paragraph" style:list-style-name="WWNum11"/>
    <style:style style:name="P103" style:family="paragraph" style:parent-style-name="List_20_Paragraph" style:list-style-name="WWNum5"/>
    <style:style style:name="P104" style:family="paragraph" style:parent-style-name="List_20_Paragraph" style:list-style-name="WWNum7"/>
    <style:style style:name="P105" style:family="paragraph" style:parent-style-name="List_20_Paragraph" style:list-style-name="WWNum8"/>
    <style:style style:name="P106" style:family="paragraph" style:parent-style-name="List_20_Paragraph" style:list-style-name="WWNum6"/>
    <style:style style:name="P107" style:family="paragraph" style:parent-style-name="List_20_Paragraph" style:list-style-name="WWNum6">
      <style:text-properties style:font-name-complex="FreeSans" style:font-size-complex="12pt"/>
    </style:style>
    <style:style style:name="P108" style:family="paragraph" style:parent-style-name="List_20_Paragraph" style:list-style-name="WWNum4"/>
    <style:style style:name="P109" style:family="paragraph" style:parent-style-name="List_20_Paragraph" style:list-style-name="WWNum20"/>
    <style:style style:name="P110" style:family="paragraph" style:parent-style-name="List_20_Paragraph" style:list-style-name="WWNum20">
      <style:text-properties officeooo:paragraph-rsid="0034ac2e"/>
    </style:style>
    <style:style style:name="P111" style:family="paragraph" style:parent-style-name="List_20_Paragraph">
      <style:text-properties officeooo:paragraph-rsid="0034ac2e"/>
    </style:style>
    <style:style style:name="P112" style:family="paragraph" style:parent-style-name="List_20_Paragraph" style:list-style-name="WWNum4">
      <style:paragraph-properties fo:margin-left="0cm" fo:margin-right="0cm" fo:text-indent="0cm" style:auto-text-indent="false"/>
      <style:text-properties officeooo:rsid="001b5d3e" officeooo:paragraph-rsid="001eaff2"/>
    </style:style>
    <style:style style:name="P113" style:family="paragraph" style:parent-style-name="List_20_Paragraph" style:list-style-name="WWNum4">
      <style:paragraph-properties fo:margin-left="0cm" fo:margin-right="0cm" fo:text-indent="0cm" style:auto-text-indent="false"/>
      <style:text-properties officeooo:paragraph-rsid="001eaff2"/>
    </style:style>
    <style:style style:name="T1" style:family="text">
      <style:text-properties fo:color="#ff0000"/>
    </style:style>
    <style:style style:name="T2" style:family="text">
      <style:text-properties fo:color="#ff0000" officeooo:rsid="002aaed9"/>
    </style:style>
    <style:style style:name="T3" style:family="text">
      <style:text-properties fo:language="en" fo:country="US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29e9bd" style:font-name-complex="Times New Roman1"/>
    </style:style>
    <style:style style:name="T6" style:family="text">
      <style:text-properties style:font-name="Times New Roman" officeooo:rsid="0033a38f" style:font-name-complex="Times New Roman1"/>
    </style:style>
    <style:style style:name="T7" style:family="text">
      <style:text-properties style:font-name="Times New Roman" officeooo:rsid="0034ac2e" style:font-name-complex="Times New Roman1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font-weight="normal" officeooo:rsid="0029e9bd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fo:language="en" fo:country="US"/>
    </style:style>
    <style:style style:name="T13" style:family="text">
      <style:text-properties fo:font-style="italic" style:font-style-asian="italic"/>
    </style:style>
    <style:style style:name="T14" style:family="text">
      <style:text-properties officeooo:rsid="000e3035"/>
    </style:style>
    <style:style style:name="T15" style:family="text">
      <style:text-properties fo:color="#000000"/>
    </style:style>
    <style:style style:name="T16" style:family="text">
      <style:text-properties fo:color="#000000" officeooo:rsid="0011c62a"/>
    </style:style>
    <style:style style:name="T17" style:family="text">
      <style:text-properties fo:color="#000000" officeooo:rsid="00229673"/>
    </style:style>
    <style:style style:name="T18" style:family="text">
      <style:text-properties fo:color="#000000" style:font-name="Times New Roman" style:font-name-complex="Times New Roman1"/>
    </style:style>
    <style:style style:name="T19" style:family="text">
      <style:text-properties fo:color="#000000" style:font-name="Times New Roman" officeooo:rsid="0033a38f" style:font-name-complex="Times New Roman1"/>
    </style:style>
    <style:style style:name="T20" style:family="text">
      <style:text-properties fo:color="#000000" officeooo:rsid="00169271"/>
    </style:style>
    <style:style style:name="T21" style:family="text">
      <style:text-properties officeooo:rsid="0011c62a"/>
    </style:style>
    <style:style style:name="T22" style:family="text">
      <style:text-properties officeooo:rsid="00122b09"/>
    </style:style>
    <style:style style:name="T23" style:family="text">
      <style:text-properties officeooo:rsid="0012cfbc"/>
    </style:style>
    <style:style style:name="T24" style:family="text">
      <style:text-properties officeooo:rsid="00169271"/>
    </style:style>
    <style:style style:name="T25" style:family="text">
      <style:text-properties officeooo:rsid="0019b6ab"/>
    </style:style>
    <style:style style:name="T26" style:family="text">
      <style:text-properties officeooo:rsid="001b5d3e"/>
    </style:style>
    <style:style style:name="T27" style:family="text">
      <style:text-properties officeooo:rsid="001bba84"/>
    </style:style>
    <style:style style:name="T28" style:family="text">
      <style:text-properties officeooo:rsid="001eaff2"/>
    </style:style>
    <style:style style:name="T29" style:family="text">
      <style:text-properties officeooo:rsid="001fc15e"/>
    </style:style>
    <style:style style:name="T30" style:family="text">
      <style:text-properties officeooo:rsid="00229673"/>
    </style:style>
    <style:style style:name="T31" style:family="text">
      <style:text-properties officeooo:rsid="002485a0"/>
    </style:style>
    <style:style style:name="T32" style:family="text">
      <style:text-properties officeooo:rsid="0028868e"/>
    </style:style>
    <style:style style:name="T33" style:family="text">
      <style:text-properties officeooo:rsid="0029e9bd"/>
    </style:style>
    <style:style style:name="T34" style:family="text">
      <style:text-properties officeooo:rsid="002aaed9"/>
    </style:style>
    <style:style style:name="T35" style:family="text">
      <style:text-properties officeooo:rsid="002b723d"/>
    </style:style>
    <style:style style:name="T36" style:family="text">
      <style:text-properties officeooo:rsid="002e9e47"/>
    </style:style>
    <style:style style:name="T37" style:family="text">
      <style:text-properties officeooo:rsid="003114c3"/>
    </style:style>
    <style:style style:name="T38" style:family="text">
      <style:text-properties officeooo:rsid="0033a38f"/>
    </style:style>
    <style:style style:name="T39" style:family="text">
      <style:text-properties officeooo:rsid="0034ac2e"/>
    </style:style>
    <style:style style:name="T40" style:family="text">
      <style:text-properties fo:color="#ff3333" officeooo:rsid="0028868e"/>
    </style:style>
    <style:style style:name="T41" style:family="text">
      <style:text-properties officeooo:rsid="0036087b"/>
    </style:style>
    <style:style style:name="T42" style:family="text">
      <style:text-properties officeooo:rsid="00365f6b"/>
    </style:style>
    <style:style style:name="T43" style:family="text">
      <style:text-properties officeooo:rsid="00375149"/>
    </style:style>
    <style:style style:name="T44" style:family="text">
      <style:text-properties officeooo:rsid="00383868"/>
    </style:style>
    <style:style style:name="T45" style:family="text">
      <style:text-properties officeooo:rsid="00392663"/>
    </style:style>
    <style:style style:name="T46" style:family="text">
      <style:text-properties officeooo:rsid="003c64c9"/>
    </style:style>
    <style:style style:name="T47" style:family="text">
      <style:text-properties officeooo:rsid="003dcf1a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51pt solid #000000" draw:textarea-vertical-align="top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74pt solid #000000" draw:textarea-vertical-align="top">
        <style:background-image/>
      </style:graphic-properties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SWR POWER METER F8KGL</text:p>
      <text:p text:style-name="P1"/>
      <text:p text:style-name="P1"/>
      <text:p text:style-name="P2">Description et spécifications</text:p>
      <text:p text:style-name="P2">V 0.<text:span text:style-name="T41">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F0EOS-F4BJH-<text:span text:style-name="T42">20</text:span>/12/2017-Vauréal Amitié Radio</text:p>
      <text:h text:style-name="Heading_20_1" text:outline-level="1"><text:soft-page-break/>1-INTRODUCTION</text:h>
      <text:p text:style-name="Standard"/>
      <text:h text:style-name="Heading_20_1" text:outline-level="1">1.1-Généralités</text:h>
      <text:h text:style-name="Heading_20_1" text:outline-level="1">1.2-Fonctionnement</text:h>
      <text:p text:style-name="No_20_Spacing"/>
      <text:p text:style-name="No_20_Spacing">A la mise sous tension, le « SWR-POWER METER F8KGL », affiche le message suivant pendant 5s : 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3"/>
        <table:table-column table:style-name="Tableau4.B"/>
        <table:table-column table:style-name="Tableau4.G"/>
        <table:table-column table:style-name="Tableau4.B"/>
        <table:table-column table:style-name="Tableau4.C"/>
        <table:table-column table:style-name="Tableau4.B"/>
        <table:table-column table:style-name="Tableau4.G"/>
        <table:table-column table:style-name="Tableau4.B"/>
        <table:table-column table:style-name="Tableau4.C" table:number-columns-repeated="3"/>
        <table:table-column table:style-name="Tableau4.P"/>
        <table:table-row table:style-name="Tableau4.1">
          <table:table-cell table:style-name="Tableau4.A1" office:value-type="string">
            <text:p text:style-name="P43">S</text:p>
          </table:table-cell>
          <table:table-cell table:style-name="Tableau4.A1" office:value-type="string">
            <text:p text:style-name="Table_20_Contents">W</text:p>
          </table:table-cell>
          <table:table-cell table:style-name="Tableau4.A1" office:value-type="string">
            <text:p text:style-name="Table_20_Contents">R</text:p>
          </table:table-cell>
          <table:table-cell table:style-name="Tableau4.A1" office:value-type="string">
            <text:p text:style-name="Table_20_Contents">-</text:p>
          </table:table-cell>
          <table:table-cell table:style-name="Tableau4.A1" office:value-type="string">
            <text:p text:style-name="Table_20_Contents">P</text:p>
          </table:table-cell>
          <table:table-cell table:style-name="Tableau4.A1" office:value-type="string">
            <text:p text:style-name="Table_20_Contents">O</text:p>
          </table:table-cell>
          <table:table-cell table:style-name="Tableau4.A1" office:value-type="string">
            <text:p text:style-name="Table_20_Contents">W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R</text:p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>m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t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r</text:p>
          </table:table-cell>
          <table:table-cell table:style-name="Tableau4.P1" office:value-type="string">
            <text:p text:style-name="Table_20_Contents"/>
          </table:table-cell>
        </table:table-row>
        <table:table-row table:style-name="Tableau4.1">
          <table:table-cell table:style-name="Tableau4.A1" office:value-type="string">
            <text:p text:style-name="Table_20_Contents">F</text:p>
          </table:table-cell>
          <table:table-cell table:style-name="Tableau4.A1" office:value-type="string">
            <text:p text:style-name="Table_20_Contents">8</text:p>
          </table:table-cell>
          <table:table-cell table:style-name="Tableau4.A1" office:value-type="string">
            <text:p text:style-name="Table_20_Contents">K</text:p>
          </table:table-cell>
          <table:table-cell table:style-name="Tableau4.A1" office:value-type="string">
            <text:p text:style-name="Table_20_Contents">G</text:p>
          </table:table-cell>
          <table:table-cell table:style-name="Tableau4.A1" office:value-type="string">
            <text:p text:style-name="Table_20_Contents">L</text:p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>V</text:p>
          </table:table-cell>
          <table:table-cell table:style-name="Tableau4.A1" office:value-type="string">
            <text:p text:style-name="Table_20_Contents">n</text:p>
          </table:table-cell>
          <table:table-cell table:style-name="Tableau4.A1" office:value-type="string">
            <text:p text:style-name="Table_20_Contents">.</text:p>
          </table:table-cell>
          <table:table-cell table:style-name="Tableau4.P1" office:value-type="string">
            <text:p text:style-name="Table_20_Contents">m</text:p>
          </table:table-cell>
        </table:table-row>
      </table:table>
      <text:p text:style-name="No_20_Spacing"/>
      <text:p text:style-name="P62"/>
      <text:p text:style-name="P62"/>
      <text:p text:style-name="P62">Vn.m correspond à la version du logiciel chargée dans la mémoire du microcontrôleur.</text:p>
      <text:p text:style-name="P62"/>
      <text:p text:style-name="P62">Au boot des 5 secondes, le « SWR-POWER METER F8KGL » détermine s’il est en mode « calibration », ou en mode « mesure »</text:p>
      <text:p text:style-name="P62"/>
      <text:p text:style-name="P62">En mode calibration, le « SWR-POWER METER F8KGL » affiche : </text:p>
      <text:p text:style-name="P62"/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3"/>
        <table:table-column table:style-name="Tableau5.B"/>
        <table:table-column table:style-name="Tableau5.G"/>
        <table:table-column table:style-name="Tableau5.B"/>
        <table:table-column table:style-name="Tableau5.C"/>
        <table:table-column table:style-name="Tableau5.B"/>
        <table:table-column table:style-name="Tableau5.G"/>
        <table:table-column table:style-name="Tableau5.B"/>
        <table:table-column table:style-name="Tableau5.C" table:number-columns-repeated="3"/>
        <table:table-column table:style-name="Tableau5.P"/>
        <table:table-row table:style-name="Tableau5.1">
          <table:table-cell table:style-name="Tableau5.A1" office:value-type="string">
            <text:p text:style-name="P43">A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>C</text:p>
          </table:table-cell>
          <table:table-cell table:style-name="Tableau5.A1" office:value-type="string">
            <text:p text:style-name="Table_20_Contents">f</text:p>
          </table:table-cell>
          <table:table-cell table:style-name="Tableau5.A1" office:value-type="string">
            <text:p text:style-name="Table_20_Contents">w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P1" office:value-type="string">
            <text:p text:style-name="Table_20_Contents"/>
          </table:table-cell>
        </table:table-row>
        <table:table-row table:style-name="Tableau5.1">
          <table:table-cell table:style-name="Tableau5.A1" office:value-type="string">
            <text:p text:style-name="Table_20_Contents">A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>C</text:p>
          </table:table-cell>
          <table:table-cell table:style-name="Tableau5.A1" office:value-type="string">
            <text:p text:style-name="Table_20_Contents">r</text:p>
          </table:table-cell>
          <table:table-cell table:style-name="Tableau5.A1" office:value-type="string">
            <text:p text:style-name="Table_20_Contents">e</text:p>
          </table:table-cell>
          <table:table-cell table:style-name="Tableau5.A1" office:value-type="string">
            <text:p text:style-name="Table_20_Contents">f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P1" office:value-type="string">
            <text:p text:style-name="Table_20_Contents"/>
          </table:table-cell>
        </table:table-row>
      </table:table>
      <text:p text:style-name="P62"/>
      <text:p text:style-name="P62"/>
      <text:p text:style-name="P62">En mode « mesure », le « SWR-POWER METER F8KGL » affiche : </text:p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3"/>
        <table:table-column table:style-name="Tableau6.B"/>
        <table:table-column table:style-name="Tableau6.G"/>
        <table:table-column table:style-name="Tableau6.B"/>
        <table:table-column table:style-name="Tableau6.C"/>
        <table:table-column table:style-name="Tableau6.B"/>
        <table:table-column table:style-name="Tableau6.G"/>
        <table:table-column table:style-name="Tableau6.B"/>
        <table:table-column table:style-name="Tableau6.C" table:number-columns-repeated="3"/>
        <table:table-column table:style-name="Tableau6.P"/>
        <table:table-row table:style-name="Tableau6.1">
          <table:table-cell table:style-name="Tableau6.A1" office:value-type="string">
            <text:p text:style-name="P43">F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>D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R</text:p>
          </table:table-cell>
          <table:table-cell table:style-name="Tableau6.A1" office:value-type="string">
            <text:p text:style-name="Table_20_Contents">E</text:p>
          </table:table-cell>
          <table:table-cell table:style-name="Tableau6.A1" office:value-type="string">
            <text:p text:style-name="Table_20_Contents">F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S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>R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P1" office:value-type="string">
            <text:p text:style-name="Table_20_Contents"/>
          </table:table-cell>
        </table:table-row>
        <table:table-row table:style-name="Tableau6.1"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.</text:p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!</text:p>
          </table:table-cell>
          <table:table-cell table:style-name="Tableau6.P1" office:value-type="string">
            <text:p text:style-name="Table_20_Contents">!</text:p>
          </table:table-cell>
        </table:table-row>
      </table:table>
      <text:p text:style-name="P4"/>
      <text:p text:style-name="P62">« aaa » correspond à la mesure de la puissance transmise en W</text:p>
      <text:p text:style-name="P62">« bbb » correspond à la mesure de la puissance réfléchie en W</text:p>
      <text:p text:style-name="P62">« c.cc » correspond à la mesure du ROS. 2 points d’exclamation s’affichent « !! » si le ROS&gt;2</text:p>
      <text:p text:style-name="P4"/>
      <text:p text:style-name="P36"/>
      <text:h text:style-name="Heading_20_1" text:outline-level="1">2-MATERIEL</text:h>
      <text:p text:style-name="P3"/>
      <text:p text:style-name="P3">PIC (+sa programmation) <text:span text:style-name="T22">4MHz<text:tab/></text:span></text:p>
      <text:p text:style-name="P3">LCD</text:p>
      <text:p text:style-name="P3"><text:a xlink:type="simple" xlink:href="http://digitaldiy.io/articles/mcu-programming/assembly/55-assembly-example/114-mpasm-tutorial-liquid-crystal-display-lcd#.Wi5383mDO9I" text:style-name="Internet_20_link" text:visited-style-name="Visited_20_Internet_20_Link">http://digitaldiy.io/articles/mcu-programming/assembly/55-assembly-example/114-mpasm-tutorial-liquid-crystal-display-lcd#.Wi5383mDO9I</text:a></text:p>
      <text:p text:style-name="P3">Ligne de mesure</text:p>
      <text:p text:style-name="P3">ADC</text:p>
      <text:p text:style-name="P3">Boitier</text:p>
      <text:p text:style-name="P3">Alimentation</text:p>
      <text:p text:style-name="P3"/>
      <text:h text:style-name="P35" text:outline-level="1">3-LOGICIEL</text:h>
      <text:p text:style-name="Standard"/>
      <text:h text:style-name="Heading_20_2" text:outline-level="2">3.1-Généralités</text:h>
      <text:p text:style-name="Standard"/>
      <text:p text:style-name="Standard"/>
      <text:p text:style-name="Standard">L’architecture hardware étant fondée sur le PIC 16F<text:span text:style-name="T29">88</text:span> de chez Microchip, le langage de développement du logiciel sera l’assembleur.</text:p>
      <text:p text:style-name="Standard">Le logiciel sera développé sous Linux (Ubuntu 16.04 ou Debian 8).</text:p>
      <text:p text:style-name="Standard"/>
      <text:h text:style-name="Heading_20_3" text:outline-level="3">3.1.1-Application</text:h>
      <text:p text:style-name="Standard">L’application sera généré au format « .hex » pour être programmée dans la mémoire du microcontrôleur : « swr_power_meter_f8kgl-Vn.m.hex »</text:p>
      <text:p text:style-name="Standard"/>
      <text:p text:style-name="Standard">Elle contiendra, essentiellement, 2 fonctionnalités : </text:p>
      <text:p text:style-name="Standard"/>
      <text:list xml:id="list3939115993973093173" text:style-name="WWNum16">
        <text:list-item>
          <text:p text:style-name="P95">Fonctionnalité de calibration</text:p>
        </text:list-item>
      </text:list>
      <text:p text:style-name="P7">A l'aide 3 points de mesures (1W, 5, 50W), interpolation de la courbe de calibration</text:p>
      <text:p text:style-name="P7">Définir la procédure de calibration : </text:p>
      <text:p text:style-name="P7">-avec le « petit détecteur maison », faire le relevé de la courbe P = f(ADC) sur les 2 ports FWD et REF</text:p>
      <text:p text:style-name="P7">-avec la ligne de couplage complète, relever 3 points de mesures ADC = f(P)</text:p>
      <text:p text:style-name="P7">-faire une interpolation entre les points qui tend à s'approcher de la 1ère courbe</text:p>
      <text:p text:style-name="Standard"/>
      <text:p text:style-name="Standard"/>
      <text:p text:style-name="P33">TBD</text:p>
      <text:list xml:id="list184902877689188" text:continue-numbering="true" text:style-name="WWNum16">
        <text:list-item>
          <text:p text:style-name="P95">Fonctionnalité de mesure de la puissance transmise, de la puissance réfléchie, et le calcul du SWR</text:p>
        </text:list-item>
      </text:list>
      <text:p text:style-name="P33">TBD</text:p>
      <text:p text:style-name="P32"/>
      <text:p text:style-name="Standard"/>
      <text:h text:style-name="Heading_20_2" text:outline-level="2">3.2-Outils de développement</text:h>
      <text:h text:style-name="Heading_20_3" text:outline-level="3">3.2.1-Assembleur</text:h>
      <text:p text:style-name="Standard">Sous linux, la suite « GPUTILS », permet la compilation d’un projet développé <text:s/>en assembleur pour PIC.</text:p>
      <text:p text:style-name="Standard"/>
      <text:p text:style-name="Standard">GPUTILS est une collection d’outil pour les microcontroleurs PIC. Elle inclut : </text:p>
      <text:list xml:id="list1156258496098432637" text:style-name="WWNum13">
        <text:list-item>
          <text:p text:style-name="P96">Gpasm : compilateur assembleur</text:p>
        </text:list-item>
        <text:list-item>
          <text:p text:style-name="P96">Gplib : compilateur assembleur permettant la génération d’une librairie</text:p>
        </text:list-item>
        <text:list-item>
          <text:p text:style-name="P96">Gplink : éditeur de lien symboliquez</text:p>
        </text:list-item>
      </text:list>
      <text:p text:style-name="Standard"/>
      <text:p text:style-name="Standard"/>
      <text:p text:style-name="Standard"/>
      <text:p text:style-name="Standard"/>
      <text:p text:style-name="Standard">Installation : </text:p>
      <text:list xml:id="list3351409644990464931" text:style-name="WWNum12">
        <text:list-item>
          <text:p text:style-name="P97">Désinstaller la version courante de la distribution</text:p>
        </text:list-item>
        <text:list-item>
          <text:p text:style-name="P97">Télécharger la version 1.5.0-1 en suivant ce lien : <text:a xlink:type="simple" xlink:href="https://sourceforge.net/projects/gputils/files/gputils/1.5.0/gputils-1.5.0-1.tar.gz/download" text:style-name="Internet_20_link" text:visited-style-name="Visited_20_Internet_20_Link">https://sourceforge.net/projects/gputils/files/gputils/1.5.0/gputils-1.5.0-1.tar.gz/download</text:a></text:p>
        </text:list-item>
        <text:list-item>
          <text:p text:style-name="P97"><text:soft-page-break/>Installation</text:p>
        </text:list-item>
      </text:list>
      <text:p text:style-name="Standard"><draw:frame draw:style-name="fr1" draw:name="Zone de texte 31" text:anchor-type="paragraph" svg:x="1.401cm" svg:y="0.171cm" svg:width="12.169cm" svg:height="2.912cm" draw:z-index="6"><draw:text-box><text:p text:style-name="Frame_20_contents">$ tar –xvzf gputils-1.5.0-1.tar.gz</text:p><text:p text:style-name="Frame_20_contents">$ cd gputils-1.5.0-1.tar.gz</text:p><text:p text:style-name="Frame_20_contents">$ ./configure</text:p><text:p text:style-name="Frame_20_contents">$make</text:p><text:p text:style-name="Frame_20_contents">$sudo make instal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3.2.2-Outils de validation</text:h>
      <text:p text:style-name="Standard">Sous linux, la suite « gpsim » permet la simulation d’un code compilé par GPUTILS</text:p>
      <text:p text:style-name="Standard"/>
      <text:p text:style-name="Standard">Installation : </text:p>
      <text:list xml:id="list2511611014287276971" text:style-name="WWNum14">
        <text:list-item>
          <text:p text:style-name="P98">Désinstaller la version courante de la distribution</text:p>
        </text:list-item>
        <text:list-item>
          <text:p text:style-name="P98">Télécharger la version 0.30.0 en suivant ce lien :</text:p>
        </text:list-item>
      </text:list>
      <text:p text:style-name="List_20_Paragraph"><text:a xlink:type="simple" xlink:href="https://sourceforge.net/projects/gpsim/files/gpsim/0.30.0/gpsim-0.30.0.tar.gz/download" text:style-name="Internet_20_link" text:visited-style-name="Visited_20_Internet_20_Link">https://sourceforge.net/projects/gpsim/files/gpsim/0.30.0/gpsim-0.30.0.tar.gz/download</text:a></text:p>
      <text:list xml:id="list184901646803107" text:continue-numbering="true" text:style-name="WWNum14">
        <text:list-item>
          <text:p text:style-name="P98">Installation</text:p>
        </text:list-item>
      </text:list>
      <text:p text:style-name="Standard"><draw:frame draw:style-name="fr1" draw:name="Zone de texte 32" text:anchor-type="paragraph" svg:x="1.401cm" svg:y="0.259cm" svg:width="12.169cm" svg:height="2.912cm" draw:z-index="7"><draw:text-box><text:p text:style-name="P66">$ tar –xvzf gpsim-0.30.0.tar.gz</text:p><text:p text:style-name="P66">$ cd gpsim-0.30.0.tar.gz</text:p><text:p text:style-name="P66">$ ./configure</text:p><text:p text:style-name="P66">$make</text:p><text:p text:style-name="P66">$sudo make instal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tilisation : </text:p>
      <text:p text:style-name="Standard"><draw:frame draw:style-name="fr1" draw:name="Zone de texte 33" text:anchor-type="paragraph" svg:x="1.401cm" svg:y="0.395cm" svg:width="12.169cm" svg:height="0.884cm" draw:z-index="8"><draw:text-box><text:p text:style-name="Frame_20_contents">$ gpsim –s nom_du_fichier.cod</text:p></draw:text-box></draw:frame></text:p>
      <text:list xml:id="list7068789267425305090" text:style-name="WWNum19">
        <text:list-item>
          <text:p text:style-name="P99"/>
        </text:list-item>
      </text:list>
      <text:p text:style-name="Standard"/>
      <text:list xml:id="list184902504917852" text:continue-numbering="true" text:style-name="WWNum19">
        <text:list-item>
          <text:p text:style-name="P99">Aller dans File-&gt;Open et choisir le fichier .stc</text:p>
        </text:list-item>
        <text:list-item>
          <text:p text:style-name="P100">Par défaut, la fréquence est fixée à 20MHz. Le projet utilise l'oscillateur interne du PIC, si bien qu'il faut fixer la fréquence de travail à 4MHz : </text:p>
          <text:p text:style-name="P100"><draw:frame draw:style-name="fr1" draw:name="Cadre2" text:anchor-type="paragraph" svg:x="1.401cm" svg:y="0.395cm" svg:width="12.169cm" svg:height="2.032cm" draw:z-index="17"><draw:text-box><text:p text:style-name="P68">**gpsim&gt; frequency 4000000</text:p><text:p text:style-name="P68">**gpsim&gt; frequency</text:p><text:p text:style-name="P68">Clock frequency: 4 MHz.</text:p></draw:text-box></draw:frame>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3.<text:span text:style-name="T43">3</text:span>-Architecture</text:h>
      <text:p text:style-name="Standard"><draw:frame draw:style-name="fr2" draw:name="Text Box 2" text:anchor-type="paragraph" svg:x="0.252cm" svg:y="0.161cm" svg:width="2.297cm" svg:height="1.037cm" draw:z-index="16"><draw:text-box><text:p text:style-name="Frame_20_contents">ros_metre</text:p></draw:text-box></draw:frame><draw:frame draw:style-name="fr2" draw:name="Text Box 10" text:anchor-type="paragraph" svg:x="3.508cm" svg:y="0.183cm" svg:width="2.297cm" svg:height="1.037cm" draw:z-index="15"><draw:text-box><text:p text:style-name="Frame_20_contents">bin</text:p></draw:text-box></draw:frame></text:p>
      <text:p text:style-name="Standard"/>
      <text:p text:style-name="Standard"/>
      <text:p text:style-name="Standard"><draw:frame draw:style-name="fr2" draw:name="Text Box 11" text:anchor-type="paragraph" svg:x="3.508cm" svg:y="0.071cm" svg:width="2.297cm" svg:height="1.037cm" draw:z-index="14"><draw:text-box><text:p text:style-name="Frame_20_contents">prj</text:p></draw:text-box></draw:frame></text:p>
      <text:p text:style-name="Standard"/>
      <text:p text:style-name="Standard"><draw:frame draw:style-name="fr2" draw:name="Text Box 12" text:anchor-type="paragraph" svg:x="3.508cm" svg:y="0.288cm" svg:width="2.297cm" svg:height="1.037cm" draw:z-index="13"><draw:text-box><text:p text:style-name="Frame_20_contents">doc</text:p></draw:text-box></draw:frame></text:p>
      <text:p text:style-name="Standard"/>
      <text:p text:style-name="Standard"/>
      <text:p text:style-name="Standard"><draw:frame draw:style-name="fr2" draw:name="Text Box 17" text:anchor-type="paragraph" svg:x="6.765cm" svg:y="0.109cm" svg:width="2.297cm" svg:height="1.037cm" draw:z-index="11"><draw:text-box><text:p text:style-name="Frame_20_contents">hw</text:p></draw:text-box></draw:frame><draw:frame draw:style-name="fr2" draw:name="Text Box 13" text:anchor-type="paragraph" svg:x="3.508cm" svg:y="0.109cm" svg:width="2.297cm" svg:height="1.037cm" draw:z-index="12"><draw:text-box><text:p text:style-name="Frame_20_contents">src</text:p></draw:text-box></draw:frame><draw:frame draw:style-name="fr2" draw:name="Text Box 25" text:anchor-type="paragraph" svg:x="10.028cm" svg:y="0.079cm" svg:width="2.297cm" svg:height="1.037cm" draw:z-index="1"><draw:text-box><text:p text:style-name="Frame_20_contents">sim</text:p></draw:text-box></draw:frame></text:p>
      <text:p text:style-name="Standard"/>
      <text:p text:style-name="Standard"><draw:frame draw:style-name="fr2" draw:name="Text Box 26" text:anchor-type="paragraph" svg:x="10.028cm" svg:y="0.242cm" svg:width="2.297cm" svg:height="1.037cm" draw:z-index="2"><draw:text-box><text:p text:style-name="P67">TBD</text:p></draw:text-box></draw:frame></text:p>
      <text:p text:style-name="Standard"/>
      <text:p text:style-name="Standard"/>
      <text:p text:style-name="Standard"><draw:frame draw:style-name="fr2" draw:name="Text Box 27" text:anchor-type="paragraph" svg:x="10.021cm" svg:y="0.041cm" svg:width="2.297cm" svg:height="1.037cm" draw:z-index="3"><draw:text-box><text:p text:style-name="Frame_20_contents">lcd</text:p></draw:text-box></draw:frame><draw:frame draw:style-name="fr2" draw:name="Text Box 18" text:anchor-type="paragraph" svg:x="6.772cm" svg:y="0.041cm" svg:width="2.297cm" svg:height="1.037cm" draw:z-index="0"><draw:text-box><text:p text:style-name="Frame_20_contents">sw</text:p></draw:text-box></draw:frame></text:p>
      <text:p text:style-name="Standard"/>
      <text:p text:style-name="Standard"><draw:frame draw:style-name="fr2" draw:name="Text Box 28" text:anchor-type="paragraph" svg:x="10.021cm" svg:y="0.335cm" svg:width="2.297cm" svg:height="1.037cm" draw:z-index="4"><draw:text-box><text:p text:style-name="Frame_20_contents">readadc</text:p></draw:text-box></draw:frame></text:p>
      <text:p text:style-name="Standard"/>
      <text:p text:style-name="Standard"/>
      <text:p text:style-name="Standard"><draw:frame draw:style-name="fr2" draw:name="Text Box 29" text:anchor-type="paragraph" svg:x="10.028cm" svg:y="0.041cm" svg:width="2.297cm" svg:height="1.037cm" draw:z-index="5"><draw:text-box><text:p text:style-name="Frame_20_contents">calc</text:p></draw:text-box></draw:frame></text:p>
      <text:p text:style-name="Standard"/>
      <text:p text:style-name="Standard"><draw:frame draw:style-name="fr2" draw:name="Cadre3" text:anchor-type="paragraph" svg:x="10.051cm" svg:y="0.356cm" svg:width="2.297cm" svg:height="1.037cm" draw:z-index="18"><draw:text-box><text:p text:style-name="P69">eep</text:p></draw:text-box></draw:frame></text:p>
      <text:p text:style-name="Standard"/>
      <text:p text:style-name="Standard"/>
      <text:p text:style-name="Standard"><draw:frame draw:style-name="fr2" draw:name="Cadre1" text:anchor-type="paragraph" svg:x="10.088cm" svg:y="0.245cm" svg:width="2.297cm" svg:height="1.037cm" draw:z-index="9"><draw:text-box><text:p text:style-name="Frame_20_contents">inc</text:p></draw:text-box></draw:frame></text:p>
      <text:p text:style-name="Standard"/>
      <text:p text:style-name="Standard"/>
      <text:p text:style-name="Standard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Standard"><text:span text:style-name="T25">swr_power_meter</text:span>/bin</text:p>
          </table:table-cell>
          <table:table-cell table:style-name="Tableau8.A1" office:value-type="string">
            <text:p text:style-name="Standard">Contient l’ensemble des binaires produits : </text:p>
            <text:list xml:id="list7228419828334731434" text:style-name="WWNum10">
              <text:list-item>
                <text:p text:style-name="P101">*.a : librairie associée à un composant sw</text:p>
              </text:list-item>
              <text:list-item>
                <text:p text:style-name="P101">*.cod : simulation</text:p>
              </text:list-item>
              <text:list-item>
                <text:p text:style-name="P101">*.hex : binaire à flasher dans le PIC</text:p>
              </text:list-item>
              <text:list-item>
                <text:p text:style-name="P101">*.map : mapping mémoire</text:p>
              </text:list-item>
              <text:list-item>
                <text:p text:style-name="P101">*.cof : fichier objet résultat de la compilation</text:p>
              </text:list-item>
              <text:list-item>
                <text:p text:style-name="P101">*.lst : ?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Standard"><text:span text:style-name="T25">swr_power_meter</text:span>/prj</text:p>
          </table:table-cell>
          <table:table-cell table:style-name="Tableau8.A1" office:value-type="string">
            <text:p text:style-name="Standard">Contient le Makefile du projet, et le point d’entrée sw (main.asm)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5">swr_power_meter</text:span>/doc</text:p>
          </table:table-cell>
          <table:table-cell table:style-name="Tableau8.A1" office:value-type="string">
            <text:p text:style-name="Standard">Documentation du projet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5">swr_power_meter</text:span>/src</text:p>
          </table:table-cell>
          <table:table-cell table:style-name="Tableau8.A1" office:value-type="string">
            <text:p text:style-name="Standard">Contient les sources du projet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5">swr_power_meter</text:span>/src/hw</text:p>
          </table:table-cell>
          <table:table-cell table:style-name="Tableau8.A1" office:value-type="string">
            <text:p text:style-name="Standard">Contient les sources HW du projet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5">swr_power_meter</text:span>/hw/sim</text:p>
          </table:table-cell>
          <table:table-cell table:style-name="Tableau8.A1" office:value-type="string">
            <text:p text:style-name="Standard">Contient le fichier netlist pour gpsim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5">swr_power_meter</text:span>/hw/<text:span text:style-name="T1">TBD</text:span></text:p>
          </table:table-cell>
          <table:table-cell table:style-name="Tableau8.A1" office:value-type="string">
            <text:p text:style-name="P7">Contient les schéma, routages, gerber etc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5">swr_power_meter</text:span>/sw/lcd</text:p>
          </table:table-cell>
          <table:table-cell table:style-name="Tableau8.A1" office:value-type="string">
            <text:p text:style-name="Standard">Composant LCD</text:p>
            <text:list xml:id="list3771869209587610450" text:style-name="WWNum11">
              <text:list-item>
                <text:p text:style-name="P102">Driver.asm : driver bas niveau du LCD</text:p>
              </text:list-item>
              <text:list-item>
                <text:p text:style-name="P102">Aff.asm : routines haut niveau d’affichage des messages</text:p>
              </text:list-item>
              <text:list-item>
                <text:p text:style-name="P102">Makefile : make de la librairie LCD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Standard"><text:span text:style-name="T25">swr_power_meter</text:span>/sw/readadc</text:p>
          </table:table-cell>
          <table:table-cell table:style-name="Tableau8.A1" office:value-type="string">
            <text:p text:style-name="Standard">Composant ADC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5">swr_power_meter</text:span>/sw/calc</text:p>
          </table:table-cell>
          <table:table-cell table:style-name="Tableau8.A1" office:value-type="string">
            <text:p text:style-name="Standard">Composant CALC</text:p>
          </table:table-cell>
        </table:table-row>
        <table:table-row table:style-name="Tableau8.1">
          <table:table-cell table:style-name="Tableau8.A11" office:value-type="string">
            <text:p text:style-name="P11">swr_power_meter/sw/eep</text:p>
          </table:table-cell>
          <table:table-cell table:style-name="Tableau8.A11" office:value-type="string">
            <text:p text:style-name="P11">Composant EEP : fonctionnalité EEPROM</text:p>
          </table:table-cell>
        </table:table-row>
        <table:table-row table:style-name="Tableau8.1">
          <table:table-cell table:style-name="Tableau8.A1" office:value-type="string">
            <text:p text:style-name="Standard">Ros_metre/sw/inc</text:p>
          </table:table-cell>
          <table:table-cell table:style-name="Tableau8.A1" office:value-type="string">
            <text:p text:style-name="Standard">Include</text:p>
          </table:table-cell>
        </table:table-row>
      </table:table>
      <text:p text:style-name="Standard"/>
      <text:p text:style-name="Standard"><text:soft-page-break/></text:p>
      <text:h text:style-name="Heading_20_2" text:outline-level="2">3.<text:span text:style-name="T43">4</text:span>-Spécifications</text:h>
      <text:h text:style-name="Heading_20_3" text:outline-level="3">3.<text:span text:style-name="T43">4</text:span>.<text:span text:style-name="T43">1</text:span>-/prj</text:h>
      <text:h text:style-name="Heading_20_4" text:outline-level="4">3.<text:span text:style-name="T43">4.1.1</text:span>-Makefile</text:h>
      <text:h text:style-name="Heading_20_4" text:outline-level="4">3.<text:span text:style-name="T43">4.1.2</text:span>-Main.asm</text:h>
      <text:p text:style-name="P9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Table_20_Contents">Fonctions</text:p>
          </table:table-cell>
          <table:table-cell table:style-name="Tableau9.B1" office:value-type="string">
            <text:p text:style-name="P94">Fonction principale, point d’entrée du logiciel</text:p>
          </table:table-cell>
        </table:table-row>
        <table:table-row table:style-name="Tableau9.1">
          <table:table-cell table:style-name="Tableau9.A1" office:value-type="string">
            <text:p text:style-name="Table_20_Contents">Nom</text:p>
          </table:table-cell>
          <table:table-cell table:style-name="Tableau9.B1" office:value-type="string">
            <text:p text:style-name="P94">Init</text:p>
          </table:table-cell>
        </table:table-row>
        <table:table-row table:style-name="Tableau9.1">
          <table:table-cell table:style-name="Tableau9.A1" office:value-type="string">
            <text:p text:style-name="Table_20_Contents">Version</text:p>
          </table:table-cell>
          <table:table-cell table:style-name="Tableau9.B1" office:value-type="string">
            <text:p text:style-name="P94"><text:span text:style-name="T4">≥</text:span>0.1 (sauf les TBD)</text:p>
          </table:table-cell>
        </table:table-row>
        <table:table-row table:style-name="Tableau9.1">
          <table:table-cell table:style-name="Tableau9.A1" office:value-type="string">
            <text:p text:style-name="Table_20_Contents">Paramètres entrée</text:p>
          </table:table-cell>
          <table:table-cell table:style-name="Tableau9.B1" office:value-type="string">
            <text:p text:style-name="P22"/>
          </table:table-cell>
        </table:table-row>
        <table:table-row table:style-name="Tableau9.1">
          <table:table-cell table:style-name="Tableau9.A1" office:value-type="string">
            <text:p text:style-name="Table_20_Contents">Paramètres sorties</text:p>
          </table:table-cell>
          <table:table-cell table:style-name="Tableau9.B1" office:value-type="string">
            <text:p text:style-name="P22"/>
          </table:table-cell>
        </table:table-row>
        <table:table-row table:style-name="Tableau9.1">
          <table:table-cell table:style-name="Tableau9.A1" office:value-type="string">
            <text:p text:style-name="Table_20_Contents">Traitements</text:p>
          </table:table-cell>
          <table:table-cell table:style-name="Tableau9.B1" office:value-type="string">
            <text:list xml:id="list2856352117160035501" text:style-name="WWNum1">
              <text:list-item>
                <text:p text:style-name="P71">Initialisation</text:p>
                <text:list>
                  <text:list-item>
                    <text:p text:style-name="P71">PIC<text:span text:style-name="T1"> </text:span><text:span text:style-name="T15">: </text:span><text:span text:style-name="T17">effectuer l'initialisation du PIC</text:span></text:p>
                  </text:list-item>
                  <text:list-item>
                    <text:p text:style-name="P71">LCD : Effectuer l’initi<text:span text:style-name="T30">a</text:span>lisation du LCD (lcd_init)</text:p>
                  </text:list-item>
                  <text:list-item>
                    <text:p text:style-name="P71">ADC : <text:span text:style-name="T30">Effecteur l'initialisation de l'ADC</text:span></text:p>
                  </text:list-item>
                  <text:list-item>
                    <text:p text:style-name="P71"/>
                  </text:list-item>
                </text:list>
              </text:list-item>
              <text:list-item>
                <text:p text:style-name="P71">Afficher le message de boot (lcd_affbootmsg)</text:p>
              </text:list-item>
              <text:list-item>
                <text:p text:style-name="P71">Tempo de 5s </text:p>
                <text:list>
                  <text:list-item>
                    <text:p text:style-name="P72">temporisation de 2,5s (tempo_boot)</text:p>
                  </text:list-item>
                  <text:list-item>
                    <text:p text:style-name="P72">temporisation de 2,5s (tempo_boot)</text:p>
                  </text:list-item>
                </text:list>
              </text:list-item>
              <text:list-item>
                <text:p text:style-name="P73">Effacer le LCD (lcd_clear)</text:p>
              </text:list-item>
              <text:list-item>
                <text:p text:style-name="P73">Positionner le curseur du LCD sur la ligne 1</text:p>
              </text:list-item>
              <text:list-item>
                <text:p text:style-name="P71">Tester le mode calibration (<text:span text:style-name="T1">TBD</text:span> <text:span text:style-name="T2">teste octet en EEPROM</text:span>)</text:p>
              </text:list-item>
              <text:list-item>
                <text:p text:style-name="P71">Si le <text:span text:style-name="T35">boîtier</text:span> est en mode de calibration (<text:span text:style-name="T1">TBD</text:span>)</text:p>
                <text:list>
                  <text:list-item>
                    <text:p text:style-name="P71">afficher le message de calibration (<text:span text:style-name="T15">lcd_affcalib</text:span>)</text:p>
                  </text:list-item>
                  <text:list-item>
                    <text:p text:style-name="P71">Dans une boucle infinie</text:p>
                    <text:list>
                      <text:list-item>
                        <text:p text:style-name="P71">lire les registres ADCfwd et ADCref <text:span text:style-name="T34">(adc_readAN0, adc_readAN1)</text:span></text:p>
                      </text:list-item>
                      <text:list-item>
                        <text:p text:style-name="P71">afficher le message de mesure (<text:span text:style-name="T15">lcd_aff</text:span><text:span text:style-name="T20">adc</text:span>)</text:p>
                      </text:list-item>
                    </text:list>
                  </text:list-item>
                </text:list>
              </text:list-item>
              <text:list-item>
                <text:p text:style-name="P71">Sinon</text:p>
                <text:list>
                  <text:list-item>
                    <text:p text:style-name="P71">Dans une boucle infinie (<text:span text:style-name="T1">TBD</text:span>) : </text:p>
                    <text:list>
                      <text:list-item>
                        <text:p text:style-name="P71">lire les registres ADCfwd et ADCref</text:p>
                      </text:list-item>
                      <text:list-item>
                        <text:p text:style-name="P71">calculer la puissance FWD et REF</text:p>
                      </text:list-item>
                      <text:list-item>
                        <text:p text:style-name="P71">Calculer le SWR</text:p>
                      </text:list-item>
                      <text:list-item>
                        <text:p text:style-name="P71">Afficher le message de mesure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able_20_Contents">Fonctions</text:p>
          </table:table-cell>
          <table:table-cell table:style-name="Tableau2.B1" office:value-type="string">
            <text:p text:style-name="P23"><text:span text:style-name="T15">Temporisation de </text:span><text:span text:style-name="T16">2,5</text:span><text:span text:style-name="T15"> secondes</text:span> </text:p>
          </table:table-cell>
        </table:table-row>
        <table:table-row table:style-name="Tableau2.1">
          <table:table-cell table:style-name="Tableau2.A1" office:value-type="string">
            <text:p text:style-name="Table_20_Contents">Nom</text:p>
          </table:table-cell>
          <table:table-cell table:style-name="Tableau2.B1" office:value-type="string">
            <text:p text:style-name="P24">tempo_<text:span text:style-name="T21">boot</text:span></text:p>
          </table:table-cell>
        </table:table-row>
        <table:table-row table:style-name="Tableau2.1">
          <table:table-cell table:style-name="Tableau2.A1" office:value-type="string">
            <text:p text:style-name="Table_20_Contents">Version</text:p>
          </table:table-cell>
          <table:table-cell table:style-name="Tableau2.B1" office:value-type="string">
            <text:p text:style-name="P24"><text:span text:style-name="T4">≥</text:span>0.2</text:p>
          </table:table-cell>
        </table:table-row>
        <table:table-row table:style-name="Tableau2.1">
          <table:table-cell table:style-name="Tableau2.A1" office:value-type="string">
            <text:p text:style-name="Table_20_Contents">Paramètres entrée</text:p>
          </table:table-cell>
          <table:table-cell table:style-name="Tableau2.B1" office:value-type="string">
            <text:p text:style-name="P23"/>
          </table:table-cell>
        </table:table-row>
        <table:table-row table:style-name="Tableau2.1">
          <table:table-cell table:style-name="Tableau2.A1" office:value-type="string">
            <text:p text:style-name="Table_20_Contents">Paramètres sorties</text:p>
          </table:table-cell>
          <table:table-cell table:style-name="Tableau2.B1" office:value-type="string">
            <text:p text:style-name="P22"/>
          </table:table-cell>
        </table:table-row>
        <table:table-row table:style-name="Tableau2.1">
          <table:table-cell table:style-name="Tableau2.A1" office:value-type="string">
            <text:p text:style-name="Table_20_Contents">Traitements</text:p>
          </table:table-cell>
          <table:table-cell table:style-name="Tableau2.B1" office:value-type="string">
            <text:p text:style-name="P10">Appeler 10 fois un <text:span text:style-name="T23">délai</text:span> de <text:span text:style-name="T21">25</text:span>0ms</text:p>
          </table:table-cell>
        </table:table-row>
      </table:table>
      <text:p text:style-name="P32"><text:soft-page-break/></text:p>
      <text:p text:style-name="P32"/>
      <text:p text:style-name="P32"/>
      <text:h text:style-name="Heading_20_3" text:outline-level="3">3.<text:span text:style-name="T44">4.2</text:span>/sw/inc</text:h>
      <text:h text:style-name="Heading_20_4" text:outline-level="4">3.<text:span text:style-name="T44">4.2.1</text:span>-lcd.inc</text:h>
      <text:p text:style-name="Standard">Contient les define du LCD.</text:p>
      <text:p text:style-name="Standard"/>
      <text:h text:style-name="P65" text:outline-level="4">3.<text:span text:style-name="T44">4.2.2</text:span>-<text:span text:style-name="T27">eep</text:span>.inc</text:h>
      <text:p text:style-name="P12">Contient le plan mémoire de l'EEPROM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8">__<text:span text:style-name="T27">EEPROM_START</text:span></text:p>
          </table:table-cell>
          <table:table-cell table:style-name="Tableau3.B1" office:value-type="string">
            <text:p text:style-name="P51">Version du log<text:span text:style-name="T38">i</text:span>ciel</text:p>
          </table:table-cell>
        </table:table-row>
        <table:table-row>
          <table:table-cell table:style-name="Tableau3.A2" office:value-type="string">
            <text:p text:style-name="P49">__<text:span text:style-name="T27">EEPROM_START + 5</text:span></text:p>
          </table:table-cell>
          <table:table-cell table:style-name="Tableau3.B2" office:value-type="string">
            <text:p text:style-name="P51">Mode calibration (0x00) ou mode mesure (0xFF)</text:p>
          </table:table-cell>
        </table:table-row>
        <table:table-row>
          <table:table-cell table:style-name="Tableau3.A2" office:value-type="string">
            <text:p text:style-name="P50">__EEPROM_START + <text:span text:style-name="T47">6</text:span></text:p>
          </table:table-cell>
          <table:table-cell table:style-name="Tableau3.B2" office:value-type="string">
            <text:p text:style-name="P51">Table de calibration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P12"/>
      <text:h text:style-name="Heading_20_3" text:outline-level="3">3.<text:span text:style-name="T44">4.3</text:span>-/sw/lcd</text:h>
      <text:h text:style-name="Heading_20_4" text:outline-level="4">3.<text:span text:style-name="T44">4.3.1</text:span>-driver.asm : </text:h>
      <text:p text:style-name="Standard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Table_20_Contents">Fonction</text:p>
          </table:table-cell>
          <table:table-cell table:style-name="Tableau11.B1" office:value-type="string">
            <text:p text:style-name="Table_20_Contents">Initialisation du LCD</text:p>
          </table:table-cell>
        </table:table-row>
        <table:table-row table:style-name="Tableau11.1">
          <table:table-cell table:style-name="Tableau11.A1" office:value-type="string">
            <text:p text:style-name="Table_20_Contents">Version</text:p>
          </table:table-cell>
          <table:table-cell table:style-name="Tableau11.B1" office:value-type="string">
            <text:p text:style-name="Table_20_Contents"><text:span text:style-name="T4">≥</text:span>0.1</text:p>
          </table:table-cell>
        </table:table-row>
        <table:table-row table:style-name="Tableau11.1">
          <table:table-cell table:style-name="Tableau11.A1" office:value-type="string">
            <text:p text:style-name="Table_20_Contents">Nom</text:p>
          </table:table-cell>
          <table:table-cell table:style-name="Tableau11.B1" office:value-type="string">
            <text:p text:style-name="Table_20_Contents">lcd_init</text:p>
          </table:table-cell>
        </table:table-row>
        <table:table-row table:style-name="Tableau11.1">
          <table:table-cell table:style-name="Tableau11.A1" office:value-type="string">
            <text:p text:style-name="Table_20_Contents">Paramètres entrée</text:p>
          </table:table-cell>
          <table:table-cell table:style-name="Tableau11.B1" office:value-type="string">
            <text:p text:style-name="Table_20_Contents"/>
          </table:table-cell>
        </table:table-row>
        <table:table-row table:style-name="Tableau11.1">
          <table:table-cell table:style-name="Tableau11.A1" office:value-type="string">
            <text:p text:style-name="Table_20_Contents">Paramètres sorties</text:p>
          </table:table-cell>
          <table:table-cell table:style-name="Tableau11.B1" office:value-type="string">
            <text:p text:style-name="P22"/>
          </table:table-cell>
        </table:table-row>
        <table:table-row table:style-name="Tableau11.1">
          <table:table-cell table:style-name="Tableau11.A1" office:value-type="string">
            <text:p text:style-name="Table_20_Contents">Traitements</text:p>
          </table:table-cell>
          <table:table-cell table:style-name="Tableau11.B1" office:value-type="string">
            <text:p text:style-name="P21"/>
          </table:table-cell>
        </table:table-row>
      </table:table>
      <text:p text:style-name="P26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Contents">Fonction</text:p>
          </table:table-cell>
          <table:table-cell table:style-name="Tableau12.B1" office:value-type="string">
            <text:p text:style-name="Table_20_Contents">Affichage d’un caractère</text:p>
          </table:table-cell>
        </table:table-row>
        <table:table-row table:style-name="Tableau12.1">
          <table:table-cell table:style-name="Tableau12.A1" office:value-type="string">
            <text:p text:style-name="Table_20_Contents">Version</text:p>
          </table:table-cell>
          <table:table-cell table:style-name="Tableau12.B1" office:value-type="string">
            <text:p text:style-name="Table_20_Contents"><text:span text:style-name="T4">≥</text:span>0.1</text:p>
          </table:table-cell>
        </table:table-row>
        <table:table-row table:style-name="Tableau12.1">
          <table:table-cell table:style-name="Tableau12.A1" office:value-type="string">
            <text:p text:style-name="Table_20_Contents">Nom</text:p>
          </table:table-cell>
          <table:table-cell table:style-name="Tableau12.B1" office:value-type="string">
            <text:p text:style-name="Table_20_Contents">lcd_affchar</text:p>
          </table:table-cell>
        </table:table-row>
        <table:table-row table:style-name="Tableau12.1">
          <table:table-cell table:style-name="Tableau12.A1" office:value-type="string">
            <text:p text:style-name="Table_20_Contents">Paramètres entrée</text:p>
          </table:table-cell>
          <table:table-cell table:style-name="Tableau12.B1" office:value-type="string">
            <text:p text:style-name="Table_20_Contents">W(1 byte) : contient le caractère à afficher à la position courante du curseur</text:p>
          </table:table-cell>
        </table:table-row>
        <table:table-row table:style-name="Tableau12.1">
          <table:table-cell table:style-name="Tableau12.A1" office:value-type="string">
            <text:p text:style-name="Table_20_Contents">Paramètres sorties</text:p>
          </table:table-cell>
          <table:table-cell table:style-name="Tableau12.B1" office:value-type="string">
            <text:p text:style-name="P22"/>
          </table:table-cell>
        </table:table-row>
        <table:table-row table:style-name="Tableau12.1">
          <table:table-cell table:style-name="Tableau12.A1" office:value-type="string">
            <text:p text:style-name="Table_20_Contents">Traitements</text:p>
          </table:table-cell>
          <table:table-cell table:style-name="Tableau12.B1" office:value-type="string">
            <text:p text:style-name="P21"/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Table_20_Contents">Fonction</text:p>
          </table:table-cell>
          <table:table-cell table:style-name="Tableau13.B1" office:value-type="string">
            <text:p text:style-name="Table_20_Contents">Envoi d’une commande au LCD</text:p>
          </table:table-cell>
        </table:table-row>
        <table:table-row table:style-name="Tableau13.1">
          <table:table-cell table:style-name="Tableau13.A1" office:value-type="string">
            <text:p text:style-name="Table_20_Contents">Version</text:p>
          </table:table-cell>
          <table:table-cell table:style-name="Tableau13.B1" office:value-type="string">
            <text:p text:style-name="Table_20_Contents"><text:span text:style-name="T4">≥</text:span>0.1</text:p>
          </table:table-cell>
        </table:table-row>
        <table:table-row table:style-name="Tableau13.1">
          <table:table-cell table:style-name="Tableau13.A1" office:value-type="string">
            <text:p text:style-name="Table_20_Contents">Nom</text:p>
          </table:table-cell>
          <table:table-cell table:style-name="Tableau13.B1" office:value-type="string">
            <text:p text:style-name="Table_20_Contents">lcd_sendcmd</text:p>
          </table:table-cell>
        </table:table-row>
        <table:table-row table:style-name="Tableau13.1">
          <table:table-cell table:style-name="Tableau13.A1" office:value-type="string">
            <text:p text:style-name="Table_20_Contents">Paramètres entrée</text:p>
          </table:table-cell>
          <table:table-cell table:style-name="Tableau13.B1" office:value-type="string">
            <text:p text:style-name="P44">W(1 byte) : contient la commande</text:p>
            <text:p text:style-name="P28">0x28 <text:s/>Set Interface Length</text:p>
            <text:p text:style-name="P28">0x10 <text:s/>Turn Off Display</text:p>
            <text:p text:style-name="P28">0x01 <text:s/>Clear Display RAM</text:p>
            <text:p text:style-name="P28">0x06 <text:s/>Set Cursor Movement</text:p>
            <text:p text:style-name="P28"><text:soft-page-break/>0x0C <text:s/>Turn on Display/Cursor</text:p>
            <text:p text:style-name="P28">0x01 <text:s/>Clear display</text:p>
            <text:p text:style-name="P29"><text:span text:style-name="T3">0xc0 <text:s/>move to 2</text:span><text:span text:style-name="T12">nd</text:span><text:span text:style-name="T3"> row, first column</text:span></text:p>
          </table:table-cell>
        </table:table-row>
        <table:table-row table:style-name="Tableau13.1">
          <table:table-cell table:style-name="Tableau13.A1" office:value-type="string">
            <text:p text:style-name="Table_20_Contents">Paramètres sorties</text:p>
          </table:table-cell>
          <table:table-cell table:style-name="Tableau13.B1" office:value-type="string">
            <text:p text:style-name="P22"/>
          </table:table-cell>
        </table:table-row>
        <table:table-row table:style-name="Tableau13.1">
          <table:table-cell table:style-name="Tableau13.A1" office:value-type="string">
            <text:p text:style-name="Table_20_Contents">Traitements</text:p>
          </table:table-cell>
          <table:table-cell table:style-name="Tableau13.B1" office:value-type="string">
            <text:p text:style-name="P5"/>
          </table:table-cell>
        </table:table-row>
      </table:table>
      <text:p text:style-name="P5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Table_20_Contents">Fonction</text:p>
          </table:table-cell>
          <table:table-cell table:style-name="Tableau14.B1" office:value-type="string">
            <text:p text:style-name="Table_20_Contents">Positionner le curseur du LCD</text:p>
          </table:table-cell>
        </table:table-row>
        <table:table-row table:style-name="Tableau14.1">
          <table:table-cell table:style-name="Tableau14.A1" office:value-type="string">
            <text:p text:style-name="Table_20_Contents">Nom</text:p>
          </table:table-cell>
          <table:table-cell table:style-name="Tableau14.B1" office:value-type="string">
            <text:p text:style-name="Table_20_Contents">lcd_setposcursor</text:p>
          </table:table-cell>
        </table:table-row>
        <table:table-row table:style-name="Tableau14.1">
          <table:table-cell table:style-name="Tableau14.A1" office:value-type="string">
            <text:p text:style-name="Table_20_Contents">Version</text:p>
          </table:table-cell>
          <table:table-cell table:style-name="Tableau14.B1" office:value-type="string">
            <text:p text:style-name="P45">≥0.1</text:p>
          </table:table-cell>
        </table:table-row>
        <table:table-row table:style-name="Tableau14.1">
          <table:table-cell table:style-name="Tableau14.A1" office:value-type="string">
            <text:p text:style-name="Table_20_Contents">Paramètres entrée</text:p>
          </table:table-cell>
          <table:table-cell table:style-name="Tableau14.B1" office:value-type="string">
            <text:p text:style-name="Table_20_Contents">W(1 byte) : contient la position du curseur</text:p>
            <text:p text:style-name="P29">0-15 : 1<text:span text:style-name="T11">ère</text:span> ligne</text:p>
            <text:p text:style-name="P29">16-31 : 2<text:span text:style-name="T11">ème</text:span> ligne</text:p>
          </table:table-cell>
        </table:table-row>
        <table:table-row table:style-name="Tableau14.1">
          <table:table-cell table:style-name="Tableau14.A1" office:value-type="string">
            <text:p text:style-name="Table_20_Contents">Paramètres sorties</text:p>
          </table:table-cell>
          <table:table-cell table:style-name="Tableau14.B1" office:value-type="string">
            <text:p text:style-name="P22"/>
          </table:table-cell>
        </table:table-row>
        <table:table-row table:style-name="Tableau14.1">
          <table:table-cell table:style-name="Tableau14.A1" office:value-type="string">
            <text:p text:style-name="Table_20_Contents">Traitements</text:p>
          </table:table-cell>
          <table:table-cell table:style-name="Tableau14.B1" office:value-type="string">
            <text:list xml:id="list8508354817767215597" text:style-name="WWNum5">
              <text:list-item>
                <text:p text:style-name="P103">Si le curseur doit être positionné sur la première ligne : </text:p>
              </text:list-item>
            </text:list>
            <text:p text:style-name="P27">W = W + 0x80</text:p>
            <text:p text:style-name="P27">Si le curseur doit être positionné sur la deuxième ligne : </text:p>
            <text:p text:style-name="P27">W = W + 0xC0</text:p>
            <text:list xml:id="list184901529872760" text:continue-numbering="true" text:style-name="WWNum5">
              <text:list-item>
                <text:p text:style-name="P103">Envoi de la commande au LCD (lcd_sendcmd)</text:p>
              </text:list-item>
            </text:list>
            <text:p text:style-name="Standard"/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Table_20_Contents">Fonction</text:p>
          </table:table-cell>
          <table:table-cell table:style-name="Tableau15.B1" office:value-type="string">
            <text:p text:style-name="Table_20_Contents">Efface le LCD</text:p>
          </table:table-cell>
        </table:table-row>
        <table:table-row table:style-name="Tableau15.1">
          <table:table-cell table:style-name="Tableau15.A1" office:value-type="string">
            <text:p text:style-name="Table_20_Contents">Version</text:p>
          </table:table-cell>
          <table:table-cell table:style-name="Tableau15.B1" office:value-type="string">
            <text:p text:style-name="Table_20_Contents"><text:span text:style-name="T4">≥</text:span>0.1</text:p>
          </table:table-cell>
        </table:table-row>
        <table:table-row table:style-name="Tableau15.1">
          <table:table-cell table:style-name="Tableau15.A1" office:value-type="string">
            <text:p text:style-name="Table_20_Contents">Nom</text:p>
          </table:table-cell>
          <table:table-cell table:style-name="Tableau15.B1" office:value-type="string">
            <text:p text:style-name="Table_20_Contents">lcd_clear</text:p>
          </table:table-cell>
        </table:table-row>
        <table:table-row table:style-name="Tableau15.1">
          <table:table-cell table:style-name="Tableau15.A1" office:value-type="string">
            <text:p text:style-name="Table_20_Contents">Paramètres entrée</text:p>
          </table:table-cell>
          <table:table-cell table:style-name="Tableau15.B1" office:value-type="string">
            <text:p text:style-name="P29"/>
          </table:table-cell>
        </table:table-row>
        <table:table-row table:style-name="Tableau15.1">
          <table:table-cell table:style-name="Tableau15.A1" office:value-type="string">
            <text:p text:style-name="Table_20_Contents">Paramètres sorties</text:p>
          </table:table-cell>
          <table:table-cell table:style-name="Tableau15.B1" office:value-type="string">
            <text:p text:style-name="P22"/>
          </table:table-cell>
        </table:table-row>
        <table:table-row table:style-name="Tableau15.1">
          <table:table-cell table:style-name="Tableau15.A1" office:value-type="string">
            <text:p text:style-name="Table_20_Contents">Traitement</text:p>
          </table:table-cell>
          <table:table-cell table:style-name="Tableau15.B1" office:value-type="string">
            <text:list xml:id="list4214745323802451941" text:style-name="WWNum7">
              <text:list-item>
                <text:p text:style-name="P104">W=0x01</text:p>
              </text:list-item>
              <text:list-item>
                <text:p text:style-name="P104">Envoi de la commande au LCD (lcd_sendcmd)</text:p>
              </text:list-item>
            </text:list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Table_20_Contents">Fonction</text:p>
          </table:table-cell>
          <table:table-cell table:style-name="Tableau16.B1" office:value-type="string">
            <text:p text:style-name="Table_20_Contents">Positionne le curseur sur la 2<text:span text:style-name="T11">ème</text:span> ligne</text:p>
          </table:table-cell>
        </table:table-row>
        <table:table-row table:style-name="Tableau16.1">
          <table:table-cell table:style-name="Tableau16.A1" office:value-type="string">
            <text:p text:style-name="Table_20_Contents">Version</text:p>
          </table:table-cell>
          <table:table-cell table:style-name="Tableau16.B1" office:value-type="string">
            <text:p text:style-name="Table_20_Contents"><text:span text:style-name="T4">≥</text:span>0.1</text:p>
          </table:table-cell>
        </table:table-row>
        <table:table-row table:style-name="Tableau16.1">
          <table:table-cell table:style-name="Tableau16.A1" office:value-type="string">
            <text:p text:style-name="Table_20_Contents">Nom</text:p>
          </table:table-cell>
          <table:table-cell table:style-name="Tableau16.B1" office:value-type="string">
            <text:p text:style-name="Table_20_Contents">lcd_setposL2</text:p>
          </table:table-cell>
        </table:table-row>
        <table:table-row table:style-name="Tableau16.1">
          <table:table-cell table:style-name="Tableau16.A1" office:value-type="string">
            <text:p text:style-name="Table_20_Contents">Paramètres entrée</text:p>
          </table:table-cell>
          <table:table-cell table:style-name="Tableau16.B1" office:value-type="string">
            <text:p text:style-name="P29"/>
          </table:table-cell>
        </table:table-row>
        <table:table-row table:style-name="Tableau16.1">
          <table:table-cell table:style-name="Tableau16.A1" office:value-type="string">
            <text:p text:style-name="Table_20_Contents">Paramètres sorties</text:p>
          </table:table-cell>
          <table:table-cell table:style-name="Tableau16.B1" office:value-type="string">
            <text:p text:style-name="P22"/>
          </table:table-cell>
        </table:table-row>
        <table:table-row table:style-name="Tableau16.1">
          <table:table-cell table:style-name="Tableau16.A1" office:value-type="string">
            <text:p text:style-name="Table_20_Contents">Traitements</text:p>
          </table:table-cell>
          <table:table-cell table:style-name="Tableau16.B1" office:value-type="string">
            <text:list xml:id="list1803486954319115769" text:style-name="WWNum8">
              <text:list-item>
                <text:p text:style-name="P105">W=0xC0</text:p>
              </text:list-item>
              <text:list-item>
                <text:p text:style-name="P105">Envoi de la commande au LCD (lcd_sendcmd)</text:p>
              </text:list-item>
            </text:list>
            <text:p text:style-name="Standard"/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Table_20_Contents">Fonction</text:p>
          </table:table-cell>
          <table:table-cell table:style-name="Tableau17.B1" office:value-type="string">
            <text:p text:style-name="Table_20_Contents">Conversion hexa-ASCII</text:p>
          </table:table-cell>
        </table:table-row>
        <table:table-row table:style-name="Tableau17.1">
          <table:table-cell table:style-name="Tableau17.A1" office:value-type="string">
            <text:p text:style-name="Table_20_Contents">Version</text:p>
          </table:table-cell>
          <table:table-cell table:style-name="Tableau17.B1" office:value-type="string">
            <text:p text:style-name="Table_20_Contents"><text:span text:style-name="T4">≥</text:span>0.1</text:p>
          </table:table-cell>
        </table:table-row>
        <table:table-row table:style-name="Tableau17.1">
          <table:table-cell table:style-name="Tableau17.A1" office:value-type="string">
            <text:p text:style-name="Table_20_Contents">Nom</text:p>
          </table:table-cell>
          <table:table-cell table:style-name="Tableau17.B1" office:value-type="string">
            <text:p text:style-name="Table_20_Contents">lcd_convtoascii</text:p>
          </table:table-cell>
        </table:table-row>
        <table:table-row table:style-name="Tableau17.1">
          <table:table-cell table:style-name="Tableau17.A1" office:value-type="string">
            <text:p text:style-name="Table_20_Contents">Paramètres entrée</text:p>
          </table:table-cell>
          <table:table-cell table:style-name="Tableau17.B1" office:value-type="string">
            <text:p text:style-name="Table_20_Contents">W (1 quartet) : contient le quartet de poids faible à convertir</text:p>
          </table:table-cell>
        </table:table-row>
        <text:soft-page-break/>
        <table:table-row table:style-name="Tableau17.1">
          <table:table-cell table:style-name="Tableau17.A1" office:value-type="string">
            <text:p text:style-name="Table_20_Contents">Paramètres sorties</text:p>
          </table:table-cell>
          <table:table-cell table:style-name="Tableau17.B1" office:value-type="string">
            <text:p text:style-name="Table_20_Contents">W (1 byte) : contient l’octet converti</text:p>
          </table:table-cell>
        </table:table-row>
        <table:table-row table:style-name="Tableau17.1">
          <table:table-cell table:style-name="Tableau17.A1" office:value-type="string">
            <text:p text:style-name="Table_20_Contents">Traitements</text:p>
          </table:table-cell>
          <table:table-cell table:style-name="Tableau17.B1" office:value-type="string">
            <text:p text:style-name="P37">W=W + 0x30</text:p>
          </table:table-cell>
        </table:table-row>
      </table:table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Table_20_Contents">Fonction</text:p>
          </table:table-cell>
          <table:table-cell table:style-name="Tableau18.B1" office:value-type="string">
            <text:p text:style-name="Standard">Routines de temporisation et pulse</text:p>
          </table:table-cell>
        </table:table-row>
        <table:table-row table:style-name="Tableau18.1">
          <table:table-cell table:style-name="Tableau18.A1" office:value-type="string">
            <text:p text:style-name="Table_20_Contents">Version</text:p>
          </table:table-cell>
          <table:table-cell table:style-name="Tableau18.B1" office:value-type="string">
            <text:p text:style-name="Standard"><text:span text:style-name="T4">≥</text:span>0.1</text:p>
          </table:table-cell>
        </table:table-row>
        <table:table-row table:style-name="Tableau18.1">
          <table:table-cell table:style-name="Tableau18.A1" office:value-type="string">
            <text:p text:style-name="Table_20_Contents">Nom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Paramètres entrée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Paramètres sorties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Traitements</text:p>
          </table:table-cell>
          <table:table-cell table:style-name="Tableau18.B1" office:value-type="string">
            <text:p text:style-name="P37"><text:a xlink:type="simple" xlink:href="http://digitaldiy.io/articles/mcu-programming/assembly/55-assembly-example/114-mpasm-tutorial-liquid-crystal-display-lcd#.Wi5383mDO9I" text:style-name="Internet_20_link" text:visited-style-name="Visited_20_Internet_20_Link">http://digitaldiy.io/articles/mcu-programming/assembly/55-assembly-example/114-mpasm-tutorial-liquid-crystal-display-lcd#.Wi5383mDO9I</text:a></text:p>
          </table:table-cell>
        </table:table-row>
      </table:table>
      <text:p text:style-name="Standard"/>
      <text:h text:style-name="Heading_20_4" text:outline-level="4">3.<text:span text:style-name="T44">4.3.2</text:span>-aff.asm : </text:h>
      <text:p text:style-name="Standard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Table_20_Contents">Fonction</text:p>
          </table:table-cell>
          <table:table-cell table:style-name="Tableau19.B1" office:value-type="string">
            <text:p text:style-name="Table_20_Contents">Message de version courante du logiciel</text:p>
          </table:table-cell>
        </table:table-row>
        <table:table-row table:style-name="Tableau19.1">
          <table:table-cell table:style-name="Tableau19.A1" office:value-type="string">
            <text:p text:style-name="Table_20_Contents">Version</text:p>
          </table:table-cell>
          <table:table-cell table:style-name="Tableau19.B1" office:value-type="string">
            <text:p text:style-name="Table_20_Contents"><text:span text:style-name="T4">≥</text:span>0.1</text:p>
          </table:table-cell>
        </table:table-row>
        <table:table-row table:style-name="Tableau19.1">
          <table:table-cell table:style-name="Tableau19.A1" office:value-type="string">
            <text:p text:style-name="Table_20_Contents">Nom</text:p>
          </table:table-cell>
          <table:table-cell table:style-name="Tableau19.B1" office:value-type="string">
            <text:p text:style-name="Table_20_Contents">c_swversion</text:p>
          </table:table-cell>
        </table:table-row>
        <table:table-row table:style-name="Tableau19.1">
          <table:table-cell table:style-name="Tableau19.A1" office:value-type="string">
            <text:p text:style-name="Table_20_Contents">Paramètres entrée</text:p>
          </table:table-cell>
          <table:table-cell table:style-name="Tableau19.B1" office:value-type="string">
            <text:p text:style-name="Table_20_Contents"/>
          </table:table-cell>
        </table:table-row>
        <table:table-row table:style-name="Tableau19.1">
          <table:table-cell table:style-name="Tableau19.A1" office:value-type="string">
            <text:p text:style-name="Table_20_Contents">Paramètres sorties</text:p>
          </table:table-cell>
          <table:table-cell table:style-name="Tableau19.B1" office:value-type="string">
            <text:p text:style-name="Table_20_Contents"/>
          </table:table-cell>
        </table:table-row>
        <table:table-row table:style-name="Tableau19.1">
          <table:table-cell table:style-name="Tableau19.A1" office:value-type="string">
            <text:p text:style-name="Table_20_Contents">Traitements</text:p>
          </table:table-cell>
          <table:table-cell table:style-name="Tableau19.B1" office:value-type="string">
            <text:p text:style-name="Standard">Zone mémoire (5 bytes) dédiée au stockage de la version du logiciel </text:p>
            <text:p text:style-name="P30">« Vn.m »,0x00</text:p>
            <text:p text:style-name="Standard">Cette zone de mémoire est placée au début de l’EEPROM (0x2100).</text:p>
            <text:p text:style-name="Standard">Cette zone mémoire doit se terminer par l’octet 0x00.</text:p>
            <text:p text:style-name="Standard">Cette zone mémoire est remplie par le compilateur.</text:p>
            <text:p text:style-name="Standard"/>
          </table:table-cell>
        </table:table-row>
      </table:table>
      <text:p text:style-name="P32"/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Table_20_Contents">Fonctions</text:p>
          </table:table-cell>
          <table:table-cell table:style-name="Tableau20.B1" office:value-type="string">
            <text:p text:style-name="Table_20_Contents">Message de boot ligne 1 du LCD</text:p>
          </table:table-cell>
        </table:table-row>
        <table:table-row table:style-name="Tableau20.1">
          <table:table-cell table:style-name="Tableau20.A1" office:value-type="string">
            <text:p text:style-name="Table_20_Contents">Version</text:p>
          </table:table-cell>
          <table:table-cell table:style-name="Tableau20.B1" office:value-type="string">
            <text:p text:style-name="Table_20_Contents"><text:span text:style-name="T4">≥</text:span>0.1</text:p>
          </table:table-cell>
        </table:table-row>
        <table:table-row table:style-name="Tableau20.1">
          <table:table-cell table:style-name="Tableau20.A1" office:value-type="string">
            <text:p text:style-name="Table_20_Contents">Nom</text:p>
          </table:table-cell>
          <table:table-cell table:style-name="Tableau20.B1" office:value-type="string">
            <text:p text:style-name="Table_20_Contents">bootmsgL1 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entrée</text:p>
          </table:table-cell>
          <table:table-cell table:style-name="Tableau20.B1" office:value-type="string">
            <text:p text:style-name="Table_20_Contents">v_charpos : position du caractère à retourner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sorties</text:p>
          </table:table-cell>
          <table:table-cell table:style-name="Tableau20.B1" office:value-type="string">
            <text:p text:style-name="Table_20_Contents">W (1 byte) : contient le caractère ou 0x00 si pas de caractère</text:p>
          </table:table-cell>
        </table:table-row>
        <table:table-row table:style-name="Tableau20.1">
          <table:table-cell table:style-name="Tableau20.A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1 du LCD) contenant la chaîne suivante : </text:p>
            <text:p text:style-name="P27">« SWR-POWER meter »</text:p>
            <text:p text:style-name="Standard"/>
            <text:list xml:id="list2764422870508696994" text:style-name="WWNum6">
              <text:list-item>
                <text:p text:style-name="P106">Additionner le pointeur de programme avec v_charpos</text:p>
              </text:list-item>
              <text:list-item>
                <text:p text:style-name="P106">Retourner le caractère contenu en mémoire à cette position dans W</text:p>
              </text:list-item>
              <text:list-item>
                <text:p text:style-name="P106">Fin de chaîne = retourner 0x00 dans W</text:p>
              </text:list-item>
            </text:list>
          </table:table-cell>
        </table:table-row>
        <table:table-row table:style-name="Tableau20.7">
          <table:table-cell table:style-name="Tableau20.A7" table:number-columns-spanned="2" office:value-type="string">
            <text:p text:style-name="Standard"/>
          </table:table-cell>
          <table:covered-table-cell/>
        </table:table-row>
        <table:table-row table:style-name="Tableau20.1">
          <table:table-cell table:style-name="Tableau20.B1" office:value-type="string">
            <text:p text:style-name="Table_20_Contents">Fonctions</text:p>
          </table:table-cell>
          <table:table-cell table:style-name="Tableau20.B1" office:value-type="string">
            <text:p text:style-name="Standard">Message de boot ligne 2 du LCD</text:p>
          </table:table-cell>
        </table:table-row>
        <table:table-row table:style-name="Tableau20.1">
          <table:table-cell table:style-name="Tableau20.B1" office:value-type="string">
            <text:p text:style-name="Table_20_Contents">Version</text:p>
          </table:table-cell>
          <table:table-cell table:style-name="Tableau20.B1" office:value-type="string">
            <text:p text:style-name="Standard"><text:span text:style-name="T4">≥</text:span>0.1</text:p>
          </table:table-cell>
        </table:table-row>
        <text:soft-page-break/>
        <table:table-row table:style-name="Tableau20.1">
          <table:table-cell table:style-name="Tableau20.B1" office:value-type="string">
            <text:p text:style-name="Table_20_Contents">Nom</text:p>
          </table:table-cell>
          <table:table-cell table:style-name="Tableau20.B1" office:value-type="string">
            <text:p text:style-name="Standard">bootmsgL2 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entrée</text:p>
          </table:table-cell>
          <table:table-cell table:style-name="Tableau20.B1" office:value-type="string">
            <text:p text:style-name="Standard">v_charpos : position du caractère à retourner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sorties</text:p>
          </table:table-cell>
          <table:table-cell table:style-name="Tableau20.B1" office:value-type="string">
            <text:p text:style-name="Standard">W (1 byte) : contient le caractère ou 0x00 si pas de caractère</text:p>
          </table:table-cell>
        </table:table-row>
        <table:table-row table:style-name="Tableau20.1">
          <table:table-cell table:style-name="Tableau20.B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2 du LCD) contenant la chaîne suivante : </text:p>
            <text:p text:style-name="Standard">« F8KGL »</text:p>
            <text:p text:style-name="Standard"/>
            <text:list xml:id="list184901413987495" text:continue-numbering="true" text:style-name="WWNum6">
              <text:list-item>
                <text:p text:style-name="P107">Additionner le pointeur de programme avec v_charpos</text:p>
              </text:list-item>
              <text:list-item>
                <text:p text:style-name="P107">Retourner le caractère contenu en mémoire à cette position dans W</text:p>
              </text:list-item>
              <text:list-item>
                <text:p text:style-name="P107">Fin de chaîne = retourner 0x00 dans W</text:p>
              </text:list-item>
            </text:list>
          </table:table-cell>
        </table:table-row>
        <table:table-row table:style-name="Tableau20.1">
          <table:table-cell table:style-name="Tableau20.A1" office:value-type="string">
            <text:p text:style-name="Table_20_Contents">Fonctions</text:p>
          </table:table-cell>
          <table:table-cell table:style-name="Tableau20.B1" office:value-type="string">
            <text:p text:style-name="Table_20_Contents">Message de calibration L1 du LCD</text:p>
          </table:table-cell>
        </table:table-row>
        <table:table-row table:style-name="Tableau20.1">
          <table:table-cell table:style-name="Tableau20.A1" office:value-type="string">
            <text:p text:style-name="Table_20_Contents">Version</text:p>
          </table:table-cell>
          <table:table-cell table:style-name="Tableau20.B1" office:value-type="string">
            <text:p text:style-name="Table_20_Contents"><text:span text:style-name="T4">≥</text:span>0.2</text:p>
          </table:table-cell>
        </table:table-row>
        <table:table-row table:style-name="Tableau20.1">
          <table:table-cell table:style-name="Tableau20.A1" office:value-type="string">
            <text:p text:style-name="Table_20_Contents">Nom</text:p>
          </table:table-cell>
          <table:table-cell table:style-name="Tableau20.B1" office:value-type="string">
            <text:p text:style-name="Table_20_Contents">calibmsgL1 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entrée</text:p>
          </table:table-cell>
          <table:table-cell table:style-name="Tableau20.B1" office:value-type="string">
            <text:p text:style-name="Table_20_Contents">v_charpos : position du caractère à retourner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sorties</text:p>
          </table:table-cell>
          <table:table-cell table:style-name="Tableau20.B1" office:value-type="string">
            <text:p text:style-name="Table_20_Contents">W (1 byte) : contient le caractère ou 0x00 si pas de caractère</text:p>
          </table:table-cell>
        </table:table-row>
        <table:table-row table:style-name="Tableau20.1">
          <table:table-cell table:style-name="Tableau20.A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<text:span text:style-name="T14">calibration</text:span> (ligne 1 du LCD) contenant la chaîne suivante : </text:p>
            <text:p text:style-name="P27">« ADCfwd » <text:span text:style-name="T13">avec un espace à la fin</text:span></text:p>
            <text:p text:style-name="Standard"/>
            <text:list xml:id="list184902615909273" text:continue-numbering="true" text:style-name="WWNum6">
              <text:list-item>
                <text:p text:style-name="P106">Additionner le pointeur de programme avec v_charpos</text:p>
              </text:list-item>
              <text:list-item>
                <text:p text:style-name="P106">Retourner le caractère contenu en mémoire à cette position dans W</text:p>
              </text:list-item>
              <text:list-item>
                <text:p text:style-name="P106">Fin de chaîne = retourner 0x00 dans W</text:p>
              </text:list-item>
            </text:list>
          </table:table-cell>
        </table:table-row>
        <table:table-row table:style-name="Tableau20.7">
          <table:table-cell table:style-name="Tableau20.A7" table:number-columns-spanned="2" office:value-type="string">
            <text:p text:style-name="Standard"/>
          </table:table-cell>
          <table:covered-table-cell/>
        </table:table-row>
        <table:table-row table:style-name="Tableau20.1">
          <table:table-cell table:style-name="Tableau20.B1" office:value-type="string">
            <text:p text:style-name="Table_20_Contents">Fonctions</text:p>
          </table:table-cell>
          <table:table-cell table:style-name="Tableau20.B1" office:value-type="string">
            <text:p text:style-name="Standard">Message de calibration ligne 2 du LCD</text:p>
          </table:table-cell>
        </table:table-row>
        <table:table-row table:style-name="Tableau20.1">
          <table:table-cell table:style-name="Tableau20.B1" office:value-type="string">
            <text:p text:style-name="Table_20_Contents">Version</text:p>
          </table:table-cell>
          <table:table-cell table:style-name="Tableau20.B1" office:value-type="string">
            <text:p text:style-name="Standard"><text:span text:style-name="T4">≥</text:span>0.2</text:p>
          </table:table-cell>
        </table:table-row>
        <table:table-row table:style-name="Tableau20.1">
          <table:table-cell table:style-name="Tableau20.B1" office:value-type="string">
            <text:p text:style-name="Table_20_Contents">Nom</text:p>
          </table:table-cell>
          <table:table-cell table:style-name="Tableau20.B1" office:value-type="string">
            <text:p text:style-name="Standard">calibmsgL2 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entrée</text:p>
          </table:table-cell>
          <table:table-cell table:style-name="Tableau20.B1" office:value-type="string">
            <text:p text:style-name="Standard">v_charpos : position du caractère à retourner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sorties</text:p>
          </table:table-cell>
          <table:table-cell table:style-name="Tableau20.B1" office:value-type="string">
            <text:p text:style-name="Standard">W (1 byte) : contient le caractère ou 0x00 si pas de caractère</text:p>
          </table:table-cell>
        </table:table-row>
        <table:table-row table:style-name="Tableau20.1">
          <table:table-cell table:style-name="Tableau20.B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2 du LCD) contenant la chaîne suivante : </text:p>
            <text:p text:style-name="P27">« ADCref » <text:span text:style-name="T13">avec un espace à la fin</text:span></text:p>
            <text:p text:style-name="Standard"/>
            <text:list xml:id="list184902432640204" text:continue-numbering="true" text:style-name="WWNum6">
              <text:list-item>
                <text:p text:style-name="P107">Additionner le pointeur de programme avec v_charpos</text:p>
              </text:list-item>
              <text:list-item>
                <text:p text:style-name="P107">Retourner le caractère contenu en mémoire à cette position dans W</text:p>
              </text:list-item>
              <text:list-item>
                <text:p text:style-name="P107">Fin de chaîne = retourner 0x00 dans W</text:p>
              </text:list-item>
            </text:list>
            <text:p text:style-name="Standard"/>
            <text:p text:style-name="Standard"/>
          </table:table-cell>
        </table:table-row>
      </table:table>
      <text:p text:style-name="Standard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office:value-type="string">
            <text:p text:style-name="Table_20_Contents">Fonction</text:p>
          </table:table-cell>
          <table:table-cell table:style-name="Tableau22.B1" office:value-type="string">
            <text:p text:style-name="Table_20_Contents">Affichage du message de boot</text:p>
          </table:table-cell>
        </table:table-row>
        <table:table-row table:style-name="Tableau22.1">
          <table:table-cell table:style-name="Tableau22.A1" office:value-type="string">
            <text:p text:style-name="Table_20_Contents">Version</text:p>
          </table:table-cell>
          <table:table-cell table:style-name="Tableau22.B1" office:value-type="string">
            <text:p text:style-name="Table_20_Contents"><text:span text:style-name="T4">≥</text:span>0.1</text:p>
          </table:table-cell>
        </table:table-row>
        <table:table-row table:style-name="Tableau22.1">
          <table:table-cell table:style-name="Tableau22.A1" office:value-type="string">
            <text:p text:style-name="Table_20_Contents">Nom</text:p>
          </table:table-cell>
          <table:table-cell table:style-name="Tableau22.B1" office:value-type="string">
            <text:p text:style-name="Table_20_Contents">lcd_affboot</text:p>
          </table:table-cell>
        </table:table-row>
        <table:table-row table:style-name="Tableau22.1">
          <table:table-cell table:style-name="Tableau22.A1" office:value-type="string">
            <text:p text:style-name="Table_20_Contents">Paramètres entrée</text:p>
          </table:table-cell>
          <table:table-cell table:style-name="Tableau22.B1" office:value-type="string">
            <text:p text:style-name="Table_20_Contents">-bootmsgL1 : zone mémoire (15 bytes) contenant le message de boot ligne 1</text:p>
            <text:p text:style-name="Table_20_Contents"><text:soft-page-break/>-bootmsgL2 : zone mémoire (5 bytes) contenant le message de boot ligne 2</text:p>
            <text:p text:style-name="Table_20_Contents">-c_swversion : zone EEPROM (5bytes) contenant la version courante du logicielle</text:p>
          </table:table-cell>
        </table:table-row>
        <table:table-row table:style-name="Tableau22.1">
          <table:table-cell table:style-name="Tableau22.A1" office:value-type="string">
            <text:p text:style-name="Table_20_Contents">Paramètres sorties</text:p>
          </table:table-cell>
          <table:table-cell table:style-name="Tableau22.B1" office:value-type="string">
            <table:table table:name="Tableau21" table:style-name="Tableau21">
              <table:table-column table:style-name="Tableau21.A"/>
              <table:table-column table:style-name="Tableau21.B"/>
              <table:table-column table:style-name="Tableau21.C" table:number-columns-repeated="3"/>
              <table:table-column table:style-name="Tableau21.B"/>
              <table:table-column table:style-name="Tableau21.G"/>
              <table:table-column table:style-name="Tableau21.B"/>
              <table:table-column table:style-name="Tableau21.C"/>
              <table:table-column table:style-name="Tableau21.B"/>
              <table:table-column table:style-name="Tableau21.G"/>
              <table:table-column table:style-name="Tableau21.B"/>
              <table:table-column table:style-name="Tableau21.C" table:number-columns-repeated="3"/>
              <table:table-column table:style-name="Tableau21.P"/>
              <table:table-row table:style-name="Tableau21.1">
                <table:table-cell table:style-name="Tableau21.A1" office:value-type="string">
                  <text:p text:style-name="Table_20_Contents">S</text:p>
                </table:table-cell>
                <table:table-cell table:style-name="Tableau21.A1" office:value-type="string">
                  <text:p text:style-name="Table_20_Contents">W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A1" office:value-type="string">
                  <text:p text:style-name="Table_20_Contents">-</text:p>
                </table:table-cell>
                <table:table-cell table:style-name="Tableau21.A1" office:value-type="string">
                  <text:p text:style-name="Table_20_Contents">P</text:p>
                </table:table-cell>
                <table:table-cell table:style-name="Tableau21.A1" office:value-type="string">
                  <text:p text:style-name="Table_20_Contents">O</text:p>
                </table:table-cell>
                <table:table-cell table:style-name="Tableau21.A1" office:value-type="string">
                  <text:p text:style-name="Table_20_Contents">W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>m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t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P1" office:value-type="string">
                  <text:p text:style-name="Table_20_Contents"/>
                </table:table-cell>
              </table:table-row>
              <table:table-row table:style-name="Tableau21.1">
                <table:table-cell table:style-name="Tableau21.A1" office:value-type="string">
                  <text:p text:style-name="Table_20_Contents">F</text:p>
                </table:table-cell>
                <table:table-cell table:style-name="Tableau21.A1" office:value-type="string">
                  <text:p text:style-name="Table_20_Contents">8</text:p>
                </table:table-cell>
                <table:table-cell table:style-name="Tableau21.A1" office:value-type="string">
                  <text:p text:style-name="Table_20_Contents">K</text:p>
                </table:table-cell>
                <table:table-cell table:style-name="Tableau21.A1" office:value-type="string">
                  <text:p text:style-name="Table_20_Contents">G</text:p>
                </table:table-cell>
                <table:table-cell table:style-name="Tableau21.A1" office:value-type="string">
                  <text:p text:style-name="Table_20_Contents">L</text:p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>v</text:p>
                </table:table-cell>
                <table:table-cell table:style-name="Tableau21.A1" office:value-type="string">
                  <text:p text:style-name="Table_20_Contents">0</text:p>
                </table:table-cell>
                <table:table-cell table:style-name="Tableau21.A1" office:value-type="string">
                  <text:p text:style-name="Table_20_Contents">.</text:p>
                </table:table-cell>
                <table:table-cell table:style-name="Tableau21.P1" office:value-type="string">
                  <text:p text:style-name="Table_20_Contents">1</text:p>
                </table:table-cell>
              </table:table-row>
            </table:table>
            <text:p text:style-name="P22"/>
          </table:table-cell>
        </table:table-row>
        <table:table-row table:style-name="Tableau22.1">
          <table:table-cell table:style-name="Tableau22.A1" office:value-type="string">
            <text:p text:style-name="Table_20_Contents">Traitements</text:p>
          </table:table-cell>
          <table:table-cell table:style-name="Tableau22.B1" office:value-type="string">
            <text:list xml:id="list1225652261119260362" text:style-name="WWNum4">
              <text:list-item>
                <text:p text:style-name="P108">v_charpos  = 0x00</text:p>
              </text:list-item>
              <text:list-item>
                <text:p text:style-name="P108">Afficher le message de boot ligne 1</text:p>
              </text:list-item>
            </text:list>
            <text:p text:style-name="List_20_Paragraph">Tant que W<text:span text:style-name="T4">≠</text:span>0</text:p>
            <text:list xml:id="list184903213940765" text:continue-numbering="true" text:style-name="WWNum4">
              <text:list-item>
                <text:list>
                  <text:list-item>
                    <text:p text:style-name="P108">Récupérer 1 caractère du message de boot ligne 1 (bootmsgL1) dans W</text:p>
                  </text:list-item>
                  <text:list-item>
                    <text:p text:style-name="P108">Afficher 1 caractère sur le LCD (lcd_affchar)</text:p>
                  </text:list-item>
                  <text:list-item>
                    <text:p text:style-name="P108">Incrementer v_charpos </text:p>
                  </text:list-item>
                </text:list>
              </text:list-item>
              <text:list-item>
                <text:p text:style-name="P108">Positionner le curseur sur la ligne 2 :</text:p>
                <text:list>
                  <text:list-item>
                    <text:p text:style-name="P108">W=0x10</text:p>
                  </text:list-item>
                  <text:list-item>
                    <text:p text:style-name="P108">Positionner le curseur du LCD (lcd_setposcursor)</text:p>
                  </text:list-item>
                </text:list>
              </text:list-item>
              <text:list-item>
                <text:p text:style-name="P108">v_charpos  = 0x00</text:p>
              </text:list-item>
              <text:list-item>
                <text:p text:style-name="P108">Afficher le message de boot ligne 2</text:p>
              </text:list-item>
            </text:list>
            <text:p text:style-name="List_20_Paragraph">Tant que W<text:span text:style-name="T4">≠</text:span>0</text:p>
            <text:list xml:id="list184902729172456" text:continue-numbering="true" text:style-name="WWNum4">
              <text:list-item>
                <text:list>
                  <text:list-item>
                    <text:p text:style-name="P108">Récupérer 1 caractère du message de boot ligne 2 (bootmsgL2) </text:p>
                  </text:list-item>
                  <text:list-item>
                    <text:p text:style-name="P108">Afficher 1 caractère sur le LCD (lcd_affchar)</text:p>
                  </text:list-item>
                  <text:list-item>
                    <text:p text:style-name="P108">Incrementer v_charpos </text:p>
                  </text:list-item>
                </text:list>
              </text:list-item>
              <text:list-item>
                <text:p text:style-name="P108">Positionner le curseur sur la ligne 2, 13<text:span text:style-name="T11">ème</text:span> colonne :</text:p>
                <text:list>
                  <text:list-item>
                    <text:p text:style-name="P108">W=0x1C</text:p>
                  </text:list-item>
                  <text:list-item>
                    <text:p text:style-name="P108">Positionner le curseur du LCD (lcd_setposcursor)</text:p>
                  </text:list-item>
                </text:list>
              </text:list-item>
              <text:list-item>
                <text:p text:style-name="P108">v_charpos  = 0x00</text:p>
              </text:list-item>
              <text:list-item>
                <text:p text:style-name="P108">afficher la version</text:p>
              </text:list-item>
            </text:list>
            <text:p text:style-name="List_20_Paragraph">Tant que W<text:span text:style-name="T4">≠</text:span>0</text:p>
            <text:list xml:id="list184902410633377" text:continue-numbering="true" text:style-name="WWNum4">
              <text:list-item>
                <text:list>
                  <text:list-item>
                    <text:p text:style-name="P108">Récupérer le caractère en EEPROM</text:p>
                  </text:list-item>
                </text:list>
              </text:list-item>
            </text:list>
            <text:p text:style-name="P32">W <text:span text:style-name="T4">←</text:span> v_charpos </text:p>
            <text:p text:style-name="P32">EEADDR <text:span text:style-name="T4">← W</text:span></text:p>
            <text:p text:style-name="P34">Lire un octet en EEPROM (eep_readbyte)</text:p>
            <text:list xml:id="list184902886773234" text:continue-numbering="true" text:style-name="WWNum4">
              <text:list-item>
                <text:list>
                  <text:list-item>
                    <text:p text:style-name="P108">Afficher 1 caractère sur le LCD (lcd_affchar)</text:p>
                  </text:list-item>
                  <text:list-item>
                    <text:p text:style-name="P108">Incrementer v_charpos </text:p>
                  </text:list-item>
                </text:list>
              </text:list-item>
              <text:list-item>
                <text:p text:style-name="P108">FIN</text:p>
              </text:list-item>
            </text:list>
            <text:p text:style-name="List_20_Paragraph"/>
            <text:p text:style-name="P21"/>
          </table:table-cell>
        </table:table-row>
      </table:table>
      <text:p text:style-name="P31"/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Table_20_Contents">Fonction</text:p>
          </table:table-cell>
          <table:table-cell table:style-name="Tableau24.B1" office:value-type="string">
            <text:p text:style-name="Table_20_Contents">Affichage du message de calibration</text:p>
          </table:table-cell>
        </table:table-row>
        <table:table-row table:style-name="Tableau24.1">
          <table:table-cell table:style-name="Tableau24.A1" office:value-type="string">
            <text:p text:style-name="Table_20_Contents">Version</text:p>
          </table:table-cell>
          <table:table-cell table:style-name="Tableau24.B1" office:value-type="string">
            <text:p text:style-name="Table_20_Contents"><text:span text:style-name="T4">≥</text:span>0.2</text:p>
          </table:table-cell>
        </table:table-row>
        <table:table-row table:style-name="Tableau24.1">
          <table:table-cell table:style-name="Tableau24.A1" office:value-type="string">
            <text:p text:style-name="Table_20_Contents">Nom</text:p>
          </table:table-cell>
          <table:table-cell table:style-name="Tableau24.B1" office:value-type="string">
            <text:p text:style-name="Table_20_Contents">lcd_affcalib</text:p>
          </table:table-cell>
        </table:table-row>
        <table:table-row table:style-name="Tableau24.1">
          <table:table-cell table:style-name="Tableau24.A1" office:value-type="string">
            <text:p text:style-name="Table_20_Contents">Paramètres entrée</text:p>
          </table:table-cell>
          <table:table-cell table:style-name="Tableau24.B1" office:value-type="string">
            <text:p text:style-name="Table_20_Contents">-calibADCL1 : zone mémoire (7bytes) contenant le message de calibration L1</text:p>
            <text:p text:style-name="Table_20_Contents">-calibADCL2 : zone mémoire (7bytes) contenant le message de calibration L2</text:p>
            <text:p text:style-name="Table_20_Contents"/>
          </table:table-cell>
        </table:table-row>
        <table:table-row table:style-name="Tableau24.1">
          <table:table-cell table:style-name="Tableau24.A1" office:value-type="string">
            <text:p text:style-name="Table_20_Contents">Paramètres sorties</text:p>
          </table:table-cell>
          <table:table-cell table:style-name="Tableau24.B1" office:value-type="string">
            <table:table table:name="Tableau23" table:style-name="Tableau23">
              <table:table-column table:style-name="Tableau23.A"/>
              <table:table-column table:style-name="Tableau23.B"/>
              <table:table-column table:style-name="Tableau23.C" table:number-columns-repeated="3"/>
              <table:table-column table:style-name="Tableau23.B"/>
              <table:table-column table:style-name="Tableau23.G"/>
              <table:table-column table:style-name="Tableau23.B"/>
              <table:table-column table:style-name="Tableau23.C"/>
              <table:table-column table:style-name="Tableau23.B"/>
              <table:table-column table:style-name="Tableau23.G"/>
              <table:table-column table:style-name="Tableau23.B"/>
              <table:table-column table:style-name="Tableau23.C" table:number-columns-repeated="3"/>
              <table:table-column table:style-name="Tableau23.P"/>
              <table:table-row table:style-name="Tableau23.1">
                <table:table-cell table:style-name="Tableau23.A1" office:value-type="string">
                  <text:p text:style-name="Table_20_Contents">A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>C</text:p>
                </table:table-cell>
                <table:table-cell table:style-name="Tableau23.A1" office:value-type="string">
                  <text:p text:style-name="Table_20_Contents">f</text:p>
                </table:table-cell>
                <table:table-cell table:style-name="Tableau23.A1" office:value-type="string">
                  <text:p text:style-name="Table_20_Contents">w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P1" office:value-type="string">
                  <text:p text:style-name="Table_20_Contents"/>
                </table:table-cell>
              </table:table-row>
              <table:table-row table:style-name="Tableau23.1">
                <table:table-cell table:style-name="Tableau23.A1" office:value-type="string">
                  <text:p text:style-name="Table_20_Contents">A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>C</text:p>
                </table:table-cell>
                <table:table-cell table:style-name="Tableau23.A1" office:value-type="string">
                  <text:p text:style-name="Table_20_Contents">r</text:p>
                </table:table-cell>
                <table:table-cell table:style-name="Tableau23.A1" office:value-type="string">
                  <text:p text:style-name="Table_20_Contents">e</text:p>
                </table:table-cell>
                <table:table-cell table:style-name="Tableau23.A1" office:value-type="string">
                  <text:p text:style-name="Table_20_Contents">f</text:p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P1" office:value-type="string">
                  <text:p text:style-name="Table_20_Contents"/>
                </table:table-cell>
              </table:table-row>
            </table:table>
            <text:p text:style-name="P22"/>
          </table:table-cell>
        </table:table-row>
        <table:table-row table:style-name="Tableau24.1">
          <table:table-cell table:style-name="Tableau24.A1" office:value-type="string">
            <text:p text:style-name="Table_20_Contents">Traitements</text:p>
          </table:table-cell>
          <table:table-cell table:style-name="Tableau24.B1" office:value-type="string">
            <text:list xml:id="list5055818641311820358" text:style-name="WWNum20">
              <text:list-item>
                <text:p text:style-name="P109">v_charpos  = 0x00</text:p>
              </text:list-item>
              <text:list-item>
                <text:p text:style-name="P109"><text:soft-page-break/>Afficher le message de calibration ligne 1</text:p>
              </text:list-item>
            </text:list>
            <text:p text:style-name="List_20_Paragraph">Tant que W<text:span text:style-name="T4">≠</text:span>0</text:p>
            <text:list xml:id="list184903528573567" text:continue-numbering="true" text:style-name="WWNum20">
              <text:list-item>
                <text:list>
                  <text:list-item>
                    <text:p text:style-name="P109">Récupérer 1 caractère du message de calibration ligne 1 (calibmsgL1) dans W</text:p>
                  </text:list-item>
                  <text:list-item>
                    <text:p text:style-name="P109">Afficher 1 caractère sur le LCD (lcd_affchar)</text:p>
                  </text:list-item>
                  <text:list-item>
                    <text:p text:style-name="P109">Incrementer v_charpos </text:p>
                  </text:list-item>
                </text:list>
              </text:list-item>
              <text:list-item>
                <text:p text:style-name="P109">Positionner le curseur sur la ligne 2 :</text:p>
                <text:list>
                  <text:list-item>
                    <text:p text:style-name="P109">W=0x10</text:p>
                  </text:list-item>
                  <text:list-item>
                    <text:p text:style-name="P109">Positionner le curseur du LCD (lcd_setposcursor)</text:p>
                  </text:list-item>
                </text:list>
              </text:list-item>
              <text:list-item>
                <text:p text:style-name="P109">v_charpos  = 0x00</text:p>
              </text:list-item>
              <text:list-item>
                <text:p text:style-name="P109">Afficher le message de calibration ligne 2</text:p>
              </text:list-item>
            </text:list>
            <text:p text:style-name="List_20_Paragraph">Tant que W<text:span text:style-name="T4">≠</text:span>0</text:p>
            <text:list xml:id="list184901718499928" text:continue-numbering="true" text:style-name="WWNum20">
              <text:list-item>
                <text:list>
                  <text:list-item>
                    <text:p text:style-name="P109">Récupérer 1 caractère du message de calibration ligne 2 (calibmsgL2) </text:p>
                  </text:list-item>
                  <text:list-item>
                    <text:p text:style-name="P109">Afficher 1 caractère sur le LCD (lcd_affchar)</text:p>
                  </text:list-item>
                  <text:list-item>
                    <text:p text:style-name="P109">Incrementer v_charpos </text:p>
                  </text:list-item>
                </text:list>
              </text:list-item>
            </text:list>
            <text:p text:style-name="P21"/>
          </table:table-cell>
        </table:table-row>
      </table:table>
      <text:p text:style-name="P31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60">Fonction</text:p>
          </table:table-cell>
          <table:table-cell table:style-name="Tableau10.B1" office:value-type="string">
            <text:p text:style-name="P56">Affichage <text:span text:style-name="T32">d'1 octet en hexa sur le LCD</text:span></text:p>
          </table:table-cell>
        </table:table-row>
        <table:table-row table:style-name="Tableau10.1">
          <table:table-cell table:style-name="Tableau10.A1" office:value-type="string">
            <text:p text:style-name="P60">Version</text:p>
          </table:table-cell>
          <table:table-cell table:style-name="Tableau10.B1" office:value-type="string">
            <text:p text:style-name="P56"><text:span text:style-name="T4">≥</text:span><text:span text:style-name="T6">0.4</text:span></text:p>
          </table:table-cell>
        </table:table-row>
        <table:table-row table:style-name="Tableau10.1">
          <table:table-cell table:style-name="Tableau10.A1" office:value-type="string">
            <text:p text:style-name="P60">Nom</text:p>
          </table:table-cell>
          <table:table-cell table:style-name="Tableau10.B1" office:value-type="string">
            <text:p text:style-name="P56">lcd_aff<text:span text:style-name="T32">hexa</text:span></text:p>
          </table:table-cell>
        </table:table-row>
        <table:table-row table:style-name="Tableau10.1">
          <table:table-cell table:style-name="Tableau10.A1" office:value-type="string">
            <text:p text:style-name="P60">Paramètres entrée</text:p>
          </table:table-cell>
          <table:table-cell table:style-name="Tableau10.B1" office:value-type="string">
            <text:p text:style-name="P57">W : contient l'octet en hexa à afficher</text:p>
          </table:table-cell>
        </table:table-row>
        <table:table-row table:style-name="Tableau10.1">
          <table:table-cell table:style-name="Tableau10.A1" office:value-type="string">
            <text:p text:style-name="P60">Paramètres sorties</text:p>
          </table:table-cell>
          <table:table-cell table:style-name="Tableau10.B1" office:value-type="string">
            <text:p text:style-name="P25"/>
          </table:table-cell>
        </table:table-row>
        <table:table-row table:style-name="Tableau10.1">
          <table:table-cell table:style-name="Tableau10.A1" office:value-type="string">
            <text:p text:style-name="P60">Traitements</text:p>
          </table:table-cell>
          <table:table-cell table:style-name="Tableau10.B1" office:value-type="string">
            <text:p text:style-name="P16"><text:span text:style-name="T32">1. </text:span>v_t<text:span text:style-name="T37">mp = W</text:span></text:p>
            <text:p text:style-name="P74">2. swapper les quartes de v_tmp, et mettre le résultat dans W</text:p>
            <text:p text:style-name="P19">3. Appliquer un masque sur les bits de poids faible</text:p>
            <text:p text:style-name="P17"><text:span text:style-name="T37">4</text:span>. Convertir le quartet de poids faible en ASCII <text:span text:style-name="T36">(lcd_convtoascii)</text:span></text:p>
            <text:p text:style-name="P16"><text:span text:style-name="T37">5.</text:span> Afficher 1 caractère sur le LCD (lcd_affchar)</text:p>
            <text:p text:style-name="P16"><text:span text:style-name="T37">6.</text:span> W=v_temp&amp;0F</text:p>
            <text:p text:style-name="P17"><text:span text:style-name="T37">7</text:span>. Convertir le quartet de poids faible en ASCII <text:span text:style-name="T36">(lcd_convtoascii)</text:span></text:p>
            <text:p text:style-name="P42"><text:span text:style-name="T37">8.</text:span> Afficher 1 caractère sur le LCD (lcd_affchar)</text:p>
          </table:table-cell>
        </table:table-row>
      </table:table>
      <text:p text:style-name="P15"/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office:value-type="string">
            <text:p text:style-name="Table_20_Contents">Fonction</text:p>
          </table:table-cell>
          <table:table-cell table:style-name="Tableau26.B1" office:value-type="string">
            <text:p text:style-name="P52">Affichage de la mesure de calibration</text:p>
          </table:table-cell>
        </table:table-row>
        <table:table-row table:style-name="Tableau26.1">
          <table:table-cell table:style-name="Tableau26.A1" office:value-type="string">
            <text:p text:style-name="Table_20_Contents">Version</text:p>
          </table:table-cell>
          <table:table-cell table:style-name="Tableau26.B1" office:value-type="string">
            <text:p text:style-name="P52"><text:span text:style-name="T4">≥</text:span><text:span text:style-name="T6">0.4</text:span></text:p>
          </table:table-cell>
        </table:table-row>
        <table:table-row table:style-name="Tableau26.1">
          <table:table-cell table:style-name="Tableau26.A1" office:value-type="string">
            <text:p text:style-name="Table_20_Contents">Nom</text:p>
          </table:table-cell>
          <table:table-cell table:style-name="Tableau26.B1" office:value-type="string">
            <text:p text:style-name="P52">lcd_aff<text:span text:style-name="T24">adc</text:span></text:p>
          </table:table-cell>
        </table:table-row>
        <table:table-row table:style-name="Tableau26.1">
          <table:table-cell table:style-name="Tableau26.A1" office:value-type="string">
            <text:p text:style-name="Table_20_Contents">Paramètres entrée</text:p>
          </table:table-cell>
          <table:table-cell table:style-name="Tableau26.B1" office:value-type="string">
            <text:p text:style-name="P55">v_adcfwd <text:span text:style-name="T31">(2bytes) : résultat de l'ADC AN0 sur 10 bits</text:span></text:p>
            <text:p text:style-name="P52">v_adcref</text:p>
          </table:table-cell>
        </table:table-row>
        <table:table-row table:style-name="Tableau26.1">
          <table:table-cell table:style-name="Tableau26.A1" office:value-type="string">
            <text:p text:style-name="Table_20_Contents">Paramètres sorties</text:p>
          </table:table-cell>
          <table:table-cell table:style-name="Tableau26.B1" office:value-type="string">
            <table:table table:name="Tableau25" table:style-name="Tableau25">
              <table:table-column table:style-name="Tableau25.A"/>
              <table:table-column table:style-name="Tableau25.B"/>
              <table:table-column table:style-name="Tableau25.C" table:number-columns-repeated="3"/>
              <table:table-column table:style-name="Tableau25.B"/>
              <table:table-column table:style-name="Tableau25.G"/>
              <table:table-column table:style-name="Tableau25.B"/>
              <table:table-column table:style-name="Tableau25.C"/>
              <table:table-column table:style-name="Tableau25.B"/>
              <table:table-column table:style-name="Tableau25.G"/>
              <table:table-column table:style-name="Tableau25.B"/>
              <table:table-column table:style-name="Tableau25.C" table:number-columns-repeated="3"/>
              <table:table-column table:style-name="Tableau25.P"/>
              <table:table-row table:style-name="Tableau25.1"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>x</text:p>
                </table:table-cell>
                <table:table-cell table:style-name="Tableau25.A1" office:value-type="string">
                  <text:p text:style-name="P52">x</text:p>
                </table:table-cell>
                <table:table-cell table:style-name="Tableau25.A1" office:value-type="string">
                  <text:p text:style-name="P52">x</text:p>
                </table:table-cell>
                <table:table-cell table:style-name="Tableau25.A1" office:value-type="string">
                  <text:p text:style-name="P52">x</text:p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P1" office:value-type="string">
                  <text:p text:style-name="P52"/>
                </table:table-cell>
              </table:table-row>
              <table:table-row table:style-name="Tableau25.1"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>y</text:p>
                </table:table-cell>
                <table:table-cell table:style-name="Tableau25.A1" office:value-type="string">
                  <text:p text:style-name="P52">y</text:p>
                </table:table-cell>
                <table:table-cell table:style-name="Tableau25.A1" office:value-type="string">
                  <text:p text:style-name="P52">y</text:p>
                </table:table-cell>
                <table:table-cell table:style-name="Tableau25.A1" office:value-type="string">
                  <text:p text:style-name="P52">y</text:p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A1" office:value-type="string">
                  <text:p text:style-name="P52"/>
                </table:table-cell>
                <table:table-cell table:style-name="Tableau25.P1" office:value-type="string">
                  <text:p text:style-name="P52"/>
                </table:table-cell>
              </table:table-row>
            </table:table>
            <text:p text:style-name="P24"/>
          </table:table-cell>
        </table:table-row>
        <table:table-row table:style-name="Tableau26.1">
          <table:table-cell table:style-name="Tableau26.A1" office:value-type="string">
            <text:p text:style-name="Table_20_Contents">Traitements</text:p>
          </table:table-cell>
          <table:table-cell table:style-name="Tableau26.B1" office:value-type="string">
            <text:p text:style-name="P18">1.positionner le curseur sur la ligne 1, 8ème case</text:p>
            <text:p text:style-name="P18">2.W=v_adcfwd</text:p>
            <text:p text:style-name="P18">3.Afficher un octet en hexa (lcd_affhexa)</text:p>
            <text:p text:style-name="P18"><text:span text:style-name="T39">4</text:span>.W =v_adcfwd +1 </text:p>
            <text:p text:style-name="P18"><text:span text:style-name="T39">5</text:span>.Afficher un octet en hexa (lcd_affhexa)</text:p>
            <text:p text:style-name="P76"><text:span text:style-name="T39">6</text:span>.positionner le curseur sur la ligne <text:span text:style-name="T39">2, </text:span>8ème case</text:p>
            <text:p text:style-name="P76"><text:soft-page-break/><text:span text:style-name="T39">7</text:span>.W=v_adc<text:span text:style-name="T39">ref</text:span></text:p>
            <text:p text:style-name="P76"><text:span text:style-name="T39">8</text:span>.Afficher un octet en hexa (lcd_affhexa)</text:p>
            <text:p text:style-name="P76"><text:span text:style-name="T39">9</text:span>.W =v_adc<text:span text:style-name="T39">ref</text:span> +1 </text:p>
            <text:p text:style-name="P76"><text:span text:style-name="T39">10</text:span>.Afficher un octet en hexa (lcd_affhexa)</text:p>
          </table:table-cell>
        </table:table-row>
      </table:table>
      <text:p text:style-name="P31"/>
      <text:p text:style-name="P80"/>
      <table:table table:name="Tableau34" table:style-name="Tableau34">
        <table:table-column table:style-name="Tableau34.A"/>
        <table:table-column table:style-name="Tableau34.B"/>
        <table:table-row table:style-name="Tableau34.1">
          <table:table-cell table:style-name="Tableau34.A1" office:value-type="string">
            <text:p text:style-name="P91">Fonction</text:p>
          </table:table-cell>
          <table:table-cell table:style-name="Tableau34.B1" office:value-type="string">
            <text:p text:style-name="P91">Affichage du message de calibration</text:p>
          </table:table-cell>
        </table:table-row>
        <table:table-row table:style-name="Tableau34.1">
          <table:table-cell table:style-name="Tableau34.A1" office:value-type="string">
            <text:p text:style-name="P91">Version</text:p>
          </table:table-cell>
          <table:table-cell table:style-name="Tableau34.B1" office:value-type="string">
            <text:p text:style-name="P91"><text:span text:style-name="T4">≥</text:span>0.2</text:p>
          </table:table-cell>
        </table:table-row>
        <table:table-row table:style-name="Tableau34.1">
          <table:table-cell table:style-name="Tableau34.A1" office:value-type="string">
            <text:p text:style-name="P91">Nom</text:p>
          </table:table-cell>
          <table:table-cell table:style-name="Tableau34.B1" office:value-type="string">
            <text:p text:style-name="P91">lcd_affcalib</text:p>
          </table:table-cell>
        </table:table-row>
        <table:table-row table:style-name="Tableau34.1">
          <table:table-cell table:style-name="Tableau34.A1" office:value-type="string">
            <text:p text:style-name="P91">Paramètres entrée</text:p>
          </table:table-cell>
          <table:table-cell table:style-name="Tableau34.B1" office:value-type="string">
            <text:p text:style-name="P91">-calibADCL1 : zone mémoire (7bytes) contenant le message de calibration L1</text:p>
            <text:p text:style-name="P91">-calibADCL2 : zone mémoire (7bytes) contenant le message de calibration L2</text:p>
            <text:p text:style-name="P91"/>
          </table:table-cell>
        </table:table-row>
        <table:table-row table:style-name="Tableau34.1">
          <table:table-cell table:style-name="Tableau34.A1" office:value-type="string">
            <text:p text:style-name="P91">Paramètres sorties</text:p>
          </table:table-cell>
          <table:table-cell table:style-name="Tableau34.B1" office:value-type="string">
            <table:table table:name="Tableau35" table:style-name="Tableau35">
              <table:table-column table:style-name="Tableau35.A"/>
              <table:table-column table:style-name="Tableau35.B"/>
              <table:table-column table:style-name="Tableau35.C" table:number-columns-repeated="3"/>
              <table:table-column table:style-name="Tableau35.B"/>
              <table:table-column table:style-name="Tableau35.G"/>
              <table:table-column table:style-name="Tableau35.B"/>
              <table:table-column table:style-name="Tableau35.C"/>
              <table:table-column table:style-name="Tableau35.B"/>
              <table:table-column table:style-name="Tableau35.G"/>
              <table:table-column table:style-name="Tableau35.B"/>
              <table:table-column table:style-name="Tableau35.C" table:number-columns-repeated="3"/>
              <table:table-column table:style-name="Tableau35.P"/>
              <table:table-row table:style-name="Tableau35.1">
                <table:table-cell table:style-name="Tableau35.A1" office:value-type="string">
                  <text:p text:style-name="P91">A</text:p>
                </table:table-cell>
                <table:table-cell table:style-name="Tableau35.A1" office:value-type="string">
                  <text:p text:style-name="P91">D</text:p>
                </table:table-cell>
                <table:table-cell table:style-name="Tableau35.A1" office:value-type="string">
                  <text:p text:style-name="P91">C</text:p>
                </table:table-cell>
                <table:table-cell table:style-name="Tableau35.A1" office:value-type="string">
                  <text:p text:style-name="P91">f</text:p>
                </table:table-cell>
                <table:table-cell table:style-name="Tableau35.A1" office:value-type="string">
                  <text:p text:style-name="P91">w</text:p>
                </table:table-cell>
                <table:table-cell table:style-name="Tableau35.A1" office:value-type="string">
                  <text:p text:style-name="P91">d</text:p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P1" office:value-type="string">
                  <text:p text:style-name="P91"/>
                </table:table-cell>
              </table:table-row>
              <table:table-row table:style-name="Tableau35.1">
                <table:table-cell table:style-name="Tableau35.A1" office:value-type="string">
                  <text:p text:style-name="P91">A</text:p>
                </table:table-cell>
                <table:table-cell table:style-name="Tableau35.A1" office:value-type="string">
                  <text:p text:style-name="P91">D</text:p>
                </table:table-cell>
                <table:table-cell table:style-name="Tableau35.A1" office:value-type="string">
                  <text:p text:style-name="P91">C</text:p>
                </table:table-cell>
                <table:table-cell table:style-name="Tableau35.A1" office:value-type="string">
                  <text:p text:style-name="P91">r</text:p>
                </table:table-cell>
                <table:table-cell table:style-name="Tableau35.A1" office:value-type="string">
                  <text:p text:style-name="P91">e</text:p>
                </table:table-cell>
                <table:table-cell table:style-name="Tableau35.A1" office:value-type="string">
                  <text:p text:style-name="P91">f</text:p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A1" office:value-type="string">
                  <text:p text:style-name="P91"/>
                </table:table-cell>
                <table:table-cell table:style-name="Tableau35.P1" office:value-type="string">
                  <text:p text:style-name="P91"/>
                </table:table-cell>
              </table:table-row>
            </table:table>
            <text:p text:style-name="P93"/>
          </table:table-cell>
        </table:table-row>
        <table:table-row table:style-name="Tableau34.1">
          <table:table-cell table:style-name="Tableau34.A1" office:value-type="string">
            <text:p text:style-name="P91">Traitements</text:p>
          </table:table-cell>
          <table:table-cell table:style-name="Tableau34.B1" office:value-type="string">
            <text:list xml:id="list184901848948267" text:continue-numbering="true" text:style-name="WWNum20">
              <text:list-item>
                <text:p text:style-name="P110">v_charpos  = 0x00</text:p>
              </text:list-item>
              <text:list-item>
                <text:p text:style-name="P110">Afficher le message de calibration ligne 1</text:p>
              </text:list-item>
            </text:list>
            <text:p text:style-name="P111">Tant que W<text:span text:style-name="T4">≠</text:span>0</text:p>
            <text:list xml:id="list184901971482662" text:continue-numbering="true" text:style-name="WWNum20">
              <text:list-item>
                <text:list>
                  <text:list-item>
                    <text:p text:style-name="P110">Récupérer 1 caractère du message de calibration ligne 1 (calibmsgL1) dans W</text:p>
                  </text:list-item>
                  <text:list-item>
                    <text:p text:style-name="P110">Afficher 1 caractère sur le LCD (lcd_affchar)</text:p>
                  </text:list-item>
                  <text:list-item>
                    <text:p text:style-name="P110">Incrementer v_charpos </text:p>
                  </text:list-item>
                </text:list>
              </text:list-item>
              <text:list-item>
                <text:p text:style-name="P110">Positionner le curseur sur la ligne 2 :</text:p>
                <text:list>
                  <text:list-item>
                    <text:p text:style-name="P110">W=0x10</text:p>
                  </text:list-item>
                  <text:list-item>
                    <text:p text:style-name="P110">Positionner le curseur du LCD (lcd_setposcursor)</text:p>
                  </text:list-item>
                </text:list>
              </text:list-item>
              <text:list-item>
                <text:p text:style-name="P110">v_charpos  = 0x00</text:p>
              </text:list-item>
              <text:list-item>
                <text:p text:style-name="P110">Afficher le message de calibration ligne 2</text:p>
              </text:list-item>
            </text:list>
            <text:p text:style-name="P111">Tant que W<text:span text:style-name="T4">≠</text:span>0</text:p>
            <text:list xml:id="list184903280005361" text:continue-numbering="true" text:style-name="WWNum20">
              <text:list-item>
                <text:list>
                  <text:list-item>
                    <text:p text:style-name="P110">Récupérer 1 caractère du message de calibration ligne 2 (calibmsgL2) </text:p>
                  </text:list-item>
                  <text:list-item>
                    <text:p text:style-name="P110">Afficher 1 caractère sur le LCD (lcd_affchar)</text:p>
                  </text:list-item>
                  <text:list-item>
                    <text:p text:style-name="P110">Incrementer v_charpos </text:p>
                  </text:list-item>
                </text:list>
              </text:list-item>
            </text:list>
            <text:p text:style-name="P83"/>
          </table:table-cell>
        </table:table-row>
      </table:table>
      <text:p text:style-name="P80"/>
      <table:table table:name="Tableau30" table:style-name="Tableau30">
        <table:table-column table:style-name="Tableau30.A"/>
        <table:table-column table:style-name="Tableau30.B"/>
        <table:table-row table:style-name="Tableau30.1">
          <table:table-cell table:style-name="Tableau30.A1" office:value-type="string">
            <text:p text:style-name="P91">Fonction</text:p>
          </table:table-cell>
          <table:table-cell table:style-name="Tableau30.B1" office:value-type="string">
            <text:p text:style-name="P89">Affichage <text:span text:style-name="T32">de la puissance du port FWD </text:span><text:span text:style-name="T40">TBD</text:span></text:p>
          </table:table-cell>
        </table:table-row>
        <table:table-row table:style-name="Tableau30.1">
          <table:table-cell table:style-name="Tableau30.A1" office:value-type="string">
            <text:p text:style-name="P91">Version</text:p>
          </table:table-cell>
          <table:table-cell table:style-name="Tableau30.B1" office:value-type="string">
            <text:p text:style-name="P89"><text:span text:style-name="T4">≥</text:span><text:span text:style-name="T6">0.</text:span><text:span text:style-name="T7">5</text:span></text:p>
          </table:table-cell>
        </table:table-row>
        <table:table-row table:style-name="Tableau30.1">
          <table:table-cell table:style-name="Tableau30.A1" office:value-type="string">
            <text:p text:style-name="P91">Nom</text:p>
          </table:table-cell>
          <table:table-cell table:style-name="Tableau30.B1" office:value-type="string">
            <text:p text:style-name="P89"><text:span text:style-name="T32">lcd_affpfwd</text:span></text:p>
          </table:table-cell>
        </table:table-row>
        <table:table-row table:style-name="Tableau30.1">
          <table:table-cell table:style-name="Tableau30.A1" office:value-type="string">
            <text:p text:style-name="P91">Paramètres entrée</text:p>
          </table:table-cell>
          <table:table-cell table:style-name="Tableau30.B1" office:value-type="string">
            <text:p text:style-name="P90">v_pfwd</text:p>
          </table:table-cell>
        </table:table-row>
        <table:table-row table:style-name="Tableau30.1">
          <table:table-cell table:style-name="Tableau30.A1" office:value-type="string">
            <text:p text:style-name="P91">Paramètres sorties</text:p>
          </table:table-cell>
          <table:table-cell table:style-name="Tableau30.B1" office:value-type="string">
            <text:p text:style-name="P92"/>
          </table:table-cell>
        </table:table-row>
        <table:table-row table:style-name="Tableau30.1">
          <table:table-cell table:style-name="Tableau30.A1" office:value-type="string">
            <text:p text:style-name="P91">Traitements</text:p>
          </table:table-cell>
          <table:table-cell table:style-name="Tableau30.B1" office:value-type="string">
            <text:p text:style-name="P75"/>
          </table:table-cell>
        </table:table-row>
      </table:table>
      <text:p text:style-name="P80"/>
      <text:p text:style-name="P80"/>
      <table:table table:name="Tableau32" table:style-name="Tableau32">
        <table:table-column table:style-name="Tableau32.A"/>
        <table:table-column table:style-name="Tableau32.B"/>
        <table:table-row table:style-name="Tableau32.1">
          <table:table-cell table:style-name="Tableau32.A1" office:value-type="string">
            <text:p text:style-name="P91">Fonction</text:p>
          </table:table-cell>
          <table:table-cell table:style-name="Tableau32.B1" office:value-type="string">
            <text:p text:style-name="P89">Affichage <text:span text:style-name="T32">de la puissance du port REF </text:span><text:span text:style-name="T40">TBD</text:span></text:p>
          </table:table-cell>
        </table:table-row>
        <table:table-row table:style-name="Tableau32.1">
          <table:table-cell table:style-name="Tableau32.A1" office:value-type="string">
            <text:p text:style-name="P91">Version</text:p>
          </table:table-cell>
          <table:table-cell table:style-name="Tableau32.B1" office:value-type="string">
            <text:p text:style-name="P89"><text:span text:style-name="T4">≥</text:span><text:span text:style-name="T6">0.</text:span><text:span text:style-name="T7">5</text:span></text:p>
          </table:table-cell>
        </table:table-row>
        <table:table-row table:style-name="Tableau32.1">
          <table:table-cell table:style-name="Tableau32.A1" office:value-type="string">
            <text:p text:style-name="P91">Nom</text:p>
          </table:table-cell>
          <table:table-cell table:style-name="Tableau32.B1" office:value-type="string">
            <text:p text:style-name="P89"><text:span text:style-name="T32">lcd_affpref</text:span></text:p>
          </table:table-cell>
        </table:table-row>
        <text:soft-page-break/>
        <table:table-row table:style-name="Tableau32.1">
          <table:table-cell table:style-name="Tableau32.A1" office:value-type="string">
            <text:p text:style-name="P91">Paramètres entrée</text:p>
          </table:table-cell>
          <table:table-cell table:style-name="Tableau32.B1" office:value-type="string">
            <text:p text:style-name="P90">v_pref</text:p>
          </table:table-cell>
        </table:table-row>
        <table:table-row table:style-name="Tableau32.1">
          <table:table-cell table:style-name="Tableau32.A1" office:value-type="string">
            <text:p text:style-name="P91">Paramètres sorties</text:p>
          </table:table-cell>
          <table:table-cell table:style-name="Tableau32.B1" office:value-type="string">
            <text:p text:style-name="P92"/>
          </table:table-cell>
        </table:table-row>
        <table:table-row table:style-name="Tableau32.1">
          <table:table-cell table:style-name="Tableau32.A1" office:value-type="string">
            <text:p text:style-name="P91">Traitements</text:p>
          </table:table-cell>
          <table:table-cell table:style-name="Tableau32.B1" office:value-type="string">
            <text:p text:style-name="P75"/>
          </table:table-cell>
        </table:table-row>
      </table:table>
      <text:p text:style-name="P81"/>
      <text:p text:style-name="P81"/>
      <table:table table:name="Tableau33" table:style-name="Tableau33">
        <table:table-column table:style-name="Tableau33.A"/>
        <table:table-column table:style-name="Tableau33.B"/>
        <table:table-row table:style-name="Tableau33.1">
          <table:table-cell table:style-name="Tableau33.A1" office:value-type="string">
            <text:p text:style-name="P91">Fonction</text:p>
          </table:table-cell>
          <table:table-cell table:style-name="Tableau33.B1" office:value-type="string">
            <text:p text:style-name="P89">Affichage <text:span text:style-name="T32">du SWR </text:span><text:span text:style-name="T40">TBD</text:span></text:p>
          </table:table-cell>
        </table:table-row>
        <table:table-row table:style-name="Tableau33.1">
          <table:table-cell table:style-name="Tableau33.A1" office:value-type="string">
            <text:p text:style-name="P91">Version</text:p>
          </table:table-cell>
          <table:table-cell table:style-name="Tableau33.B1" office:value-type="string">
            <text:p text:style-name="P89"><text:span text:style-name="T4">≥</text:span><text:span text:style-name="T6">0.</text:span><text:span text:style-name="T7">5</text:span></text:p>
          </table:table-cell>
        </table:table-row>
        <table:table-row table:style-name="Tableau33.1">
          <table:table-cell table:style-name="Tableau33.A1" office:value-type="string">
            <text:p text:style-name="P91">Nom</text:p>
          </table:table-cell>
          <table:table-cell table:style-name="Tableau33.B1" office:value-type="string">
            <text:p text:style-name="P89"><text:span text:style-name="T32">lcd_affpref</text:span></text:p>
          </table:table-cell>
        </table:table-row>
        <table:table-row table:style-name="Tableau33.1">
          <table:table-cell table:style-name="Tableau33.A1" office:value-type="string">
            <text:p text:style-name="P91">Paramètres entrée</text:p>
          </table:table-cell>
          <table:table-cell table:style-name="Tableau33.B1" office:value-type="string">
            <text:p text:style-name="P90">v_p_ref</text:p>
          </table:table-cell>
        </table:table-row>
        <table:table-row table:style-name="Tableau33.1">
          <table:table-cell table:style-name="Tableau33.A1" office:value-type="string">
            <text:p text:style-name="P91">Paramètres sorties</text:p>
          </table:table-cell>
          <table:table-cell table:style-name="Tableau33.B1" office:value-type="string">
            <text:p text:style-name="P92"/>
          </table:table-cell>
        </table:table-row>
        <table:table-row table:style-name="Tableau33.1">
          <table:table-cell table:style-name="Tableau33.A1" office:value-type="string">
            <text:p text:style-name="P91">Traitements</text:p>
          </table:table-cell>
          <table:table-cell table:style-name="Tableau33.B1" office:value-type="string">
            <text:p text:style-name="P75"/>
          </table:table-cell>
        </table:table-row>
      </table:table>
      <text:p text:style-name="P82"/>
      <text:p text:style-name="Standard"/>
      <text:h text:style-name="P63" text:outline-level="3">3.<text:span text:style-name="T44">4.4</text:span>-/sw/calc</text:h>
      <text:h text:style-name="P64" text:outline-level="4">3.<text:span text:style-name="T44">4.4</text:span>.1-calc_swr</text:h>
      <text:p text:style-name="P77">TBD</text:p>
      <table:table table:name="Tableau27" table:style-name="Tableau27">
        <table:table-column table:style-name="Tableau27.A" table:number-columns-repeated="2"/>
        <table:table-row table:style-name="Tableau27.1">
          <table:table-cell table:style-name="Tableau27.A1" office:value-type="string">
            <text:list xml:id="list184903362117560" text:continue-list="list2856352117160035501" text:style-name="WWNum1">
              <text:list-item>
                <text:p text:style-name="P88">Paramètres entrée</text:p>
              </text:list-item>
            </text:list>
          </table:table-cell>
          <table:table-cell table:style-name="Tableau27.B1" office:value-type="string">
            <text:list xml:id="list184903039841421" text:continue-numbering="true" text:style-name="WWNum1">
              <text:list-item>
                <text:p text:style-name="P88">P_FWD</text:p>
              </text:list-item>
              <text:list-item>
                <text:p text:style-name="P88">P_REF</text:p>
              </text:list-item>
            </text:list>
          </table:table-cell>
        </table:table-row>
        <table:table-row table:style-name="Tableau27.1">
          <table:table-cell table:style-name="Tableau27.A1" office:value-type="string">
            <text:list xml:id="list184903388054696" text:continue-numbering="true" text:style-name="WWNum1">
              <text:list-item>
                <text:p text:style-name="P88">Paramètres sorties</text:p>
              </text:list-item>
            </text:list>
          </table:table-cell>
          <table:table-cell table:style-name="Tableau27.B1" office:value-type="string">
            <text:list xml:id="list184903274621765" text:continue-numbering="true" text:style-name="WWNum1">
              <text:list-item>
                <text:p text:style-name="P88">SWR</text:p>
              </text:list-item>
            </text:list>
          </table:table-cell>
        </table:table-row>
        <table:table-row table:style-name="Tableau27.1">
          <table:table-cell table:style-name="Tableau27.A1" office:value-type="string">
            <text:list xml:id="list184903084801072" text:continue-numbering="true" text:style-name="WWNum1">
              <text:list-item>
                <text:p text:style-name="P88">Traitements</text:p>
              </text:list-item>
            </text:list>
          </table:table-cell>
          <table:table-cell table:style-name="Tableau27.B1" office:value-type="string">
            <text:list xml:id="list184903792642039" text:continue-numbering="true" text:style-name="WWNum1">
              <text:list-item>
                <text:p text:style-name="P88"><draw:frame draw:style-name="fr3" draw:name="1" text:anchor-type="as-char" svg:width="4.775cm" svg:height="0.998cm" draw:z-index="10"><draw:object xlink:href="./Object 2" xlink:type="simple" xlink:show="embed" xlink:actuate="onLoad"/><draw:image xlink:href="./ObjectReplacements/Object 2" xlink:type="simple" xlink:show="embed" xlink:actuate="onLoad"/></draw:frame></text:p>
              </text:list-item>
            </text:list>
          </table:table-cell>
        </table:table-row>
      </table:table>
      <text:p text:style-name="P5"><text:bookmark text:name="_GoBack"/></text:p>
      <text:h text:style-name="P64" text:outline-level="4">3.<text:span text:style-name="T44">4</text:span>.4.2-calc_power</text:h>
      <text:p text:style-name="P77">TBD</text:p>
      <table:table table:name="Tableau28" table:style-name="Tableau28">
        <table:table-column table:style-name="Tableau28.A" table:number-columns-repeated="2"/>
        <table:table-row table:style-name="Tableau28.1">
          <table:table-cell table:style-name="Tableau28.A1" office:value-type="string">
            <text:p text:style-name="Table_20_Contents">Paramètres entrée</text:p>
          </table:table-cell>
          <table:table-cell table:style-name="Tableau28.B1" office:value-type="string">
            <text:p text:style-name="Table_20_Contents">ADCfwd, ADCref</text:p>
            <text:p text:style-name="Table_20_Contents">table de calibration stockée en mémoire</text:p>
          </table:table-cell>
        </table:table-row>
        <table:table-row table:style-name="Tableau28.1">
          <table:table-cell table:style-name="Tableau28.A1" office:value-type="string">
            <text:p text:style-name="Table_20_Contents">Paramètres sorties</text:p>
          </table:table-cell>
          <table:table-cell table:style-name="Tableau28.B1" office:value-type="string">
            <text:p text:style-name="Table_20_Contents">P_FWD</text:p>
            <text:p text:style-name="Table_20_Contents">P_REF</text:p>
          </table:table-cell>
        </table:table-row>
        <table:table-row table:style-name="Tableau28.1">
          <table:table-cell table:style-name="Tableau28.A1" office:value-type="string">
            <text:p text:style-name="Table_20_Contents">Traitements</text:p>
          </table:table-cell>
          <table:table-cell table:style-name="Tableau28.B1" office:value-type="string">
            <text:p text:style-name="Table_20_Contents">Lire la valeurs dans les registres ADC</text:p>
            <text:p text:style-name="Table_20_Contents">récupérer la valeur correspondante dans la table de calibration</text:p>
          </table:table-cell>
        </table:table-row>
      </table:table>
      <text:p text:style-name="Standard"/>
      <text:h text:style-name="P63" text:outline-level="3">3.<text:span text:style-name="T44">4</text:span>.5-/sw/readadc</text:h>
      <text:h text:style-name="P64" text:outline-level="4">3.<text:span text:style-name="T44">4</text:span>.5.1-<text:span text:style-name="T45">adc.asm</text:span></text:h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office:value-type="string">
            <text:p text:style-name="Table_20_Contents">Fonction</text:p>
          </table:table-cell>
          <table:table-cell table:style-name="Tableau29.B1" office:value-type="string">
            <text:p text:style-name="P53">Lire le résultat de la conversion A/N AN0</text:p>
          </table:table-cell>
        </table:table-row>
        <table:table-row table:style-name="Tableau29.1">
          <table:table-cell table:style-name="Tableau29.A1" office:value-type="string">
            <text:p text:style-name="Table_20_Contents">Version</text:p>
          </table:table-cell>
          <table:table-cell table:style-name="Tableau29.B1" office:value-type="string">
            <text:p text:style-name="P61"><text:span text:style-name="T18">≥</text:span><text:span text:style-name="T19">0.4</text:span></text:p>
          </table:table-cell>
        </table:table-row>
        <table:table-row table:style-name="Tableau29.1">
          <table:table-cell table:style-name="Tableau29.A1" office:value-type="string">
            <text:p text:style-name="Table_20_Contents">Nom</text:p>
          </table:table-cell>
          <table:table-cell table:style-name="Tableau29.B1" office:value-type="string">
            <text:p text:style-name="P58"><text:span text:style-name="T34">adc_read</text:span>AN0</text:p>
          </table:table-cell>
        </table:table-row>
        <table:table-row table:style-name="Tableau29.1">
          <table:table-cell table:style-name="Tableau29.A1" office:value-type="string">
            <text:p text:style-name="Table_20_Contents">Paramètres entrée</text:p>
          </table:table-cell>
          <table:table-cell table:style-name="Tableau29.B1" office:value-type="string">
            <text:p text:style-name="Table_20_Contents"/>
          </table:table-cell>
        </table:table-row>
        <table:table-row table:style-name="Tableau29.1">
          <table:table-cell table:style-name="Tableau29.A1" office:value-type="string">
            <text:p text:style-name="Table_20_Contents">Paramètres sorties</text:p>
          </table:table-cell>
          <table:table-cell table:style-name="Tableau29.B1" office:value-type="string">
            <text:p text:style-name="P40">-v_adcfwd (2bytes) : résultat de l'ADC sur 10 bits</text:p>
          </table:table-cell>
        </table:table-row>
        <text:soft-page-break/>
        <table:table-row table:style-name="Tableau29.1">
          <table:table-cell table:style-name="Tableau29.A1" office:value-type="string">
            <text:p text:style-name="Table_20_Contents">Traitements</text:p>
          </table:table-cell>
          <table:table-cell table:style-name="Tableau29.B1" office:value-type="string">
            <text:p text:style-name="P13">1. Selectionner le canal à échantilloner (AN0)</text:p>
            <text:p text:style-name="P13"><text:s text:c="3"/>ADCON0(CHS2) = b'0'</text:p>
            <text:p text:style-name="P13"><text:s text:c="3"/>ADCON0(CHS1) = b'0'</text:p>
            <text:p text:style-name="P13"><text:s text:c="3"/>ADCON0(CHS0) =b'0'</text:p>
            <text:p text:style-name="P13">2. Mise en service du convertisseur</text:p>
            <text:p text:style-name="P13"><text:s text:c="3"/>ADCON(ADON) = b'1'</text:p>
            <text:p text:style-name="P13">3. Tempo de 20us</text:p>
            <text:p text:style-name="P13">4.Lancer la phase de conversion</text:p>
            <text:p text:style-name="P13"><text:s text:c="3"/>ADCON0(G0)=b'1'</text:p>
            <text:p text:style-name="P13">5. Tant ADCON0(G0)<text:span text:style-name="T4">≠b'0'</text:span></text:p>
            <text:p text:style-name="P13"><text:span text:style-name="T4">6.v_adcfwd =</text:span><text:span text:style-name="T8"> </text:span><text:span text:style-name="T9">ADRESH</text:span></text:p>
            <text:p text:style-name="P20"><text:s text:c="3"/>v_adcfwd(+1) = ADRESL</text:p>
          </table:table-cell>
        </table:table-row>
      </table:table>
      <text:p text:style-name="P5"/>
      <table:table table:name="Tableau31" table:style-name="Tableau31">
        <table:table-column table:style-name="Tableau31.A"/>
        <table:table-column table:style-name="Tableau31.B"/>
        <table:table-row table:style-name="Tableau31.1">
          <table:table-cell table:style-name="Tableau31.A1" office:value-type="string">
            <text:p text:style-name="P61">Fonction</text:p>
          </table:table-cell>
          <table:table-cell table:style-name="Tableau31.B1" office:value-type="string">
            <text:p text:style-name="P54">Lire le résultat de la conversion A/N AN<text:span text:style-name="T33">1</text:span></text:p>
          </table:table-cell>
        </table:table-row>
        <table:table-row table:style-name="Tableau31.1">
          <table:table-cell table:style-name="Tableau31.A1" office:value-type="string">
            <text:p text:style-name="P61">Version</text:p>
          </table:table-cell>
          <table:table-cell table:style-name="Tableau31.B1" office:value-type="string">
            <text:p text:style-name="P61"><text:span text:style-name="T18">≥</text:span><text:span text:style-name="T19">0.4</text:span></text:p>
          </table:table-cell>
        </table:table-row>
        <table:table-row table:style-name="Tableau31.1">
          <table:table-cell table:style-name="Tableau31.A1" office:value-type="string">
            <text:p text:style-name="P61">Nom</text:p>
          </table:table-cell>
          <table:table-cell table:style-name="Tableau31.B1" office:value-type="string">
            <text:p text:style-name="P59">adc_<text:span text:style-name="T34">read</text:span>AN<text:span text:style-name="T33">1</text:span></text:p>
          </table:table-cell>
        </table:table-row>
        <table:table-row table:style-name="Tableau31.1">
          <table:table-cell table:style-name="Tableau31.A1" office:value-type="string">
            <text:p text:style-name="P61">Paramètres entrée</text:p>
          </table:table-cell>
          <table:table-cell table:style-name="Tableau31.B1" office:value-type="string">
            <text:p text:style-name="P61"/>
          </table:table-cell>
        </table:table-row>
        <table:table-row table:style-name="Tableau31.1">
          <table:table-cell table:style-name="Tableau31.A1" office:value-type="string">
            <text:p text:style-name="P61">Paramètres sorties</text:p>
          </table:table-cell>
          <table:table-cell table:style-name="Tableau31.B1" office:value-type="string">
            <text:p text:style-name="P41">-v_adc<text:span text:style-name="T33">ref</text:span> (2bytes) : résultat de l'ADC sur 10 bits</text:p>
          </table:table-cell>
        </table:table-row>
        <table:table-row table:style-name="Tableau31.1">
          <table:table-cell table:style-name="Tableau31.A1" office:value-type="string">
            <text:p text:style-name="P61">Traitements</text:p>
          </table:table-cell>
          <table:table-cell table:style-name="Tableau31.B1" office:value-type="string">
            <text:p text:style-name="P14">1. Selectionner le canal à échantilloner (AN<text:span text:style-name="T33">1</text:span>)</text:p>
            <text:p text:style-name="P14"><text:s text:c="3"/>ADCON0(CHS2) = b'0'</text:p>
            <text:p text:style-name="P14"><text:s text:c="3"/>ADCON0(CHS1) = b'0'</text:p>
            <text:p text:style-name="P14"><text:s text:c="3"/>ADCON0(CHS0) =b'<text:span text:style-name="T33">1</text:span>'</text:p>
            <text:p text:style-name="P14">2. Mise en service du convertisseur</text:p>
            <text:p text:style-name="P14"><text:s text:c="3"/>ADCON(ADON) = b'1'</text:p>
            <text:p text:style-name="P14">3. Tempo de 20us</text:p>
            <text:p text:style-name="P14">4.Lancer la phase de conversion</text:p>
            <text:p text:style-name="P14"><text:s text:c="3"/>ADCON0(G0)=b'1'</text:p>
            <text:p text:style-name="P14">5. Tant ADCON0(G0)<text:span text:style-name="T4">≠b'0'</text:span></text:p>
            <text:p text:style-name="P14"><text:span text:style-name="T4">6.v_adc</text:span><text:span text:style-name="T5">ref</text:span><text:span text:style-name="T4"> =</text:span><text:span text:style-name="T8"> </text:span><text:span text:style-name="T9">ADRESH</text:span></text:p>
            <text:p text:style-name="P14"><text:span text:style-name="T9"><text:s text:c="3"/>v_adc</text:span><text:span text:style-name="T10">ref</text:span><text:span text:style-name="T9">(+1) = ADRESL</text:span></text:p>
          </table:table-cell>
        </table:table-row>
      </table:table>
      <text:p text:style-name="P79"/>
      <text:h text:style-name="P85" text:outline-level="3">3.<text:span text:style-name="T44">4</text:span>.<text:span text:style-name="T25">6</text:span>-/sw/<text:span text:style-name="T25">EEP</text:span>/</text:h>
      <text:h text:style-name="P87" text:outline-level="4">3.<text:span text:style-name="T44">4.6</text:span>.1-<text:span text:style-name="T44">eep.asm</text:span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6">Fonction</text:p>
          </table:table-cell>
          <table:table-cell table:style-name="Tableau1.B1" office:value-type="string">
            <text:p text:style-name="P47">Lecture d'un octet en EEPROM</text:p>
          </table:table-cell>
        </table:table-row>
        <table:table-row table:style-name="Tableau1.1">
          <table:table-cell table:style-name="Tableau1.A1" office:value-type="string">
            <text:p text:style-name="P46">Version</text:p>
          </table:table-cell>
          <table:table-cell table:style-name="Tableau1.B1" office:value-type="string">
            <text:p text:style-name="P46"><text:span text:style-name="T4">≥</text:span>0.<text:span text:style-name="T26">3</text:span></text:p>
          </table:table-cell>
        </table:table-row>
        <table:table-row table:style-name="Tableau1.1">
          <table:table-cell table:style-name="Tableau1.A1" office:value-type="string">
            <text:p text:style-name="P46">Nom</text:p>
          </table:table-cell>
          <table:table-cell table:style-name="Tableau1.B1" office:value-type="string">
            <text:p text:style-name="P46"><text:span text:style-name="T26">eep</text:span>_<text:span text:style-name="T26">readbyte</text:span></text:p>
          </table:table-cell>
        </table:table-row>
        <table:table-row table:style-name="Tableau1.1">
          <table:table-cell table:style-name="Tableau1.A1" office:value-type="string">
            <text:p text:style-name="P46">Paramètres entrée</text:p>
          </table:table-cell>
          <table:table-cell table:style-name="Tableau1.B1" office:value-type="string">
            <text:p text:style-name="P46">-<text:span text:style-name="T29">W : contient l'adresse à lire en EEPROM</text:span></text:p>
          </table:table-cell>
        </table:table-row>
        <table:table-row table:style-name="Tableau1.1">
          <table:table-cell table:style-name="Tableau1.A1" office:value-type="string">
            <text:p text:style-name="P46">Paramètres sorties</text:p>
          </table:table-cell>
          <table:table-cell table:style-name="Tableau1.B1" office:value-type="string">
            <text:p text:style-name="P39">-<text:span text:style-name="T26">W : contient l'octet lu en EEPROM</text:span></text:p>
          </table:table-cell>
        </table:table-row>
        <table:table-row table:style-name="Tableau1.1">
          <table:table-cell table:style-name="Tableau1.A1" office:value-type="string">
            <text:p text:style-name="P46">Traitements</text:p>
          </table:table-cell>
          <table:table-cell table:style-name="Tableau1.B1" office:value-type="string">
            <text:list xml:id="list184902108166136" text:continue-list="list184902886773234" text:style-name="WWNum4">
              <text:list-header>
                <text:p text:style-name="P112">1. EADDR = W</text:p>
                <text:p text:style-name="P113"><text:span text:style-name="T28">2. </text:span>EECON(RD) = b’1’</text:p>
              </text:list-header>
            </text:list>
            <text:p text:style-name="P38"><text:span text:style-name="T26">2. </text:span>W <text:span text:style-name="T4">← EEDATA</text:span></text:p>
          </table:table-cell>
        </table:table-row>
      </table:table>
      <text:p text:style-name="P6"/>
      <text:h text:style-name="Heading_20_3" text:outline-level="3"><text:soft-page-break/>3.2.<text:span text:style-name="T25">7</text:span>-/s<text:span text:style-name="T46">rc</text:span>/hw/</text:h>
      <text:h text:style-name="Heading_20_4" text:outline-level="4">3.2.<text:span text:style-name="T25">7</text:span>.1-schéma, brd</text:h>
      <text:h text:style-name="Heading_20_4" text:outline-level="4">3.2.6.2-définition des ports du PIC (LCD, ADC, etc...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roid Sans Fallback" style:font-family-asian="'Droid Sans Fallback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Droid Sans Fallback" style:font-family-asian="'Droid Sans Fallback'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 style:default-outline-level="">
      <style:paragraph-properties fo:text-align="start" style:justify-single-word="false" fo:orphans="0" fo:widows="0" fo:hyphenation-ladder-count="no-limit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roid Sans Fallback" style:font-family-asian="'Droid Sans Fallback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Droid Sans Fallback" style:font-family-asian="'Droid Sans Fallback'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</meta:initial-creator>
    <dc:creator>f4bjh </dc:creator>
    <meta:editing-cycles>57</meta:editing-cycles>
    <meta:creation-date>2017-12-15T09:57:00</meta:creation-date>
    <dc:date>2017-12-20T18:49:01.005678603</dc:date>
    <dc:language>fr-FR</dc:language>
    <meta:editing-duration>PT5H49M14S</meta:editing-duration>
    <meta:generator>LibreOffice/4.3.3.2$Linux_X86_64 LibreOffice_project/430m0$Build-2</meta:generator>
    <meta:document-statistic meta:table-count="34" meta:image-count="0" meta:object-count="1" meta:page-count="17" meta:paragraph-count="725" meta:word-count="2617" meta:character-count="15747" meta:non-whitespace-character-count="13879"/>
    <meta:user-defined meta:name="AppVersion">14.0000</meta:user-defined>
    <meta:user-defined meta:name="Company">A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 mathvariant="italic">SWR</mi>
      <mo stretchy="false">=</mo>
      <mfrac>
        <mrow>
          <mi mathvariant="italic">ADCfwd</mi>
          <mo stretchy="false">+</mo>
          <mi mathvariant="italic">ADCref</mi>
        </mrow>
        <mrow>
          <mi mathvariant="italic">ADCfwd</mi>
          <mo stretchy="false">−</mo>
          <mi mathvariant="italic">ADCref</mi>
        </mrow>
      </mfrac>
    </mrow>
    <annotation encoding="StarMath 5.0">SWR= {ADCfwd+ADCref} over {ADCfwd-ADCref}</annotation>
  </semantics>
</math>
</file>